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4528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2.6528in"/>
    </style:style>
    <style:style style:name="co8" style:family="table-column">
      <style:table-column-properties fo:break-before="auto" style:column-width="2.9965in"/>
    </style:style>
    <style:style style:name="co9" style:family="table-column">
      <style:table-column-properties fo:break-before="auto" style:column-width="0.6547in"/>
    </style:style>
    <style:style style:name="co10" style:family="table-column">
      <style:table-column-properties fo:break-before="auto" style:column-width="0.7484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228in"/>
    </style:style>
    <style:style style:name="co14" style:family="table-column">
      <style:table-column-properties fo:break-before="auto" style:column-width="1.7898in"/>
    </style:style>
    <style:style style:name="co15" style:family="table-column">
      <style:table-column-properties fo:break-before="auto" style:column-width="3.3291in"/>
    </style:style>
    <style:style style:name="co16" style:family="table-column">
      <style:table-column-properties fo:break-before="auto" style:column-width="3.2173in"/>
    </style:style>
    <style:style style:name="co17" style:family="table-column">
      <style:table-column-properties fo:break-before="auto" style:column-width="0.6138in"/>
    </style:style>
    <style:style style:name="co18" style:family="table-column">
      <style:table-column-properties fo:break-before="auto" style:column-width="0.6953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3256in" fo:break-before="auto" style:use-optimal-row-height="fals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154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764in" fo:break-before="auto" style:use-optimal-row-height="fals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6311in" fo:break-before="auto" style:use-optimal-row-height="false"/>
    </style:style>
    <style:style style:name="ro9" style:family="table-row">
      <style:table-row-properties style:row-height="0.2366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1.078in" fo:break-before="auto" style:use-optimal-row-height="true"/>
    </style:style>
    <style:style style:name="ro12" style:family="table-row">
      <style:table-row-properties style:row-height="0.461in" fo:break-before="auto" style:use-optimal-row-height="false"/>
    </style:style>
    <style:style style:name="ro13" style:family="table-row">
      <style:table-row-properties style:row-height="1.2535in" fo:break-before="auto" style:use-optimal-row-height="true"/>
    </style:style>
    <style:style style:name="ro14" style:family="table-row">
      <style:table-row-properties style:row-height="0.2862in" fo:break-before="auto" style:use-optimal-row-height="false"/>
    </style:style>
    <style:style style:name="ro15" style:family="table-row">
      <style:table-row-properties style:row-height="0.8091in" fo:break-before="auto" style:use-optimal-row-height="false"/>
    </style:style>
    <style:style style:name="ro16" style:family="table-row">
      <style:table-row-properties style:row-height="0.1972in" fo:break-before="auto" style:use-optimal-row-height="false"/>
    </style:style>
    <style:style style:name="ro17" style:family="table-row">
      <style:table-row-properties style:row-height="0.4437in" fo:break-before="auto" style:use-optimal-row-height="false"/>
    </style:style>
    <style:style style:name="ta1" style:family="table" style:master-page-name="Default">
      <style:table-properties table:display="true" style:writing-mode="lr-tb" tableooo:tab-color="#23b8dc"/>
    </style:style>
    <style:style style:name="ce1" style:family="table-cell" style:parent-style-name="Excel_20_Built-in_20_Normal">
      <style:table-cell-properties fo:background-color="#a9d18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84d1" fo:wrap-option="wrap" fo:border="0.0008in solid #000000"/>
      <style:text-properties fo:color="#ffff66" style:font-name="Times New Roman" fo:font-size="11pt" style:font-size-asian="11pt" style:font-size-complex="11pt"/>
    </style:style>
    <style:style style:name="ce3" style:family="table-cell" style:parent-style-name="Default">
      <style:table-cell-properties fo:wrap-option="wrap" fo:border="0.0008in solid #000000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ackground-color="#0084d1" fo:wrap-option="wrap" fo:border="0.0008in solid #000000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ackground-color="#0066cc" fo:wrap-option="wrap" fo:border="0.0008in solid #000000"/>
      <style:text-properties style:font-name="Times New Roman" fo:font-size="11pt" style:font-size-asian="11pt" style:font-size-complex="11pt"/>
    </style:style>
    <style:style style:name="ce6" style:family="table-cell" style:parent-style-name="Excel_20_Built-in_20_Normal">
      <style:table-cell-properties fo:background-color="#a9d18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0066cc" fo:wrap-option="wrap" fo:border="0.0008in solid #000000" style:vertical-align="middle"/>
      <style:text-properties fo:color="#ffff66"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wrap-option="wrap" fo:border="0.0008in solid #000000" style:vertical-align="middle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ackground-color="#0084d1" fo:wrap-option="wrap" fo:border="0.0008in solid #000000" style:vertical-align="middle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background-color="#0084d1" fo:wrap-option="wrap" fo:border="0.0008in solid #000000" style:vertical-align="middle"/>
      <style:text-properties fo:color="#ffff66" style:font-name="Times New Roman" fo:font-size="11pt" style:font-size-asian="11pt" style:font-size-complex="11pt"/>
    </style:style>
    <style:style style:name="ce12" style:family="table-cell" style:parent-style-name="Default">
      <style:table-cell-properties fo:background-color="#0066cc" fo:wrap-option="wrap" fo:border="0.0008in solid #000000"/>
      <style:text-properties fo:color="#ffff66" style:font-name="Times New Roman" fo:font-size="11pt" style:font-size-asian="11pt" style:font-size-complex="11pt"/>
    </style:style>
    <style:style style:name="ce13" style:family="table-cell" style:parent-style-name="Excel_20_Built-in_20_Normal">
      <style:table-cell-properties fo:background-color="#a9d18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0066cc" style:text-align-source="fix" style:repeat-content="false" fo:wrap-option="wrap" fo:border="0.0008in solid #000000"/>
      <style:paragraph-properties fo:text-align="center" fo:margin-left="0in"/>
      <style:text-properties fo:color="#ffff66"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16" style:family="table-cell" style:parent-style-name="Excel_20_Built-in_20_Normal">
      <style:table-cell-properties fo:background-color="#a9d18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0066cc" style:text-align-source="fix" style:repeat-content="false" fo:wrap-option="wrap" fo:border="0.0008in solid #000000" style:vertical-align="middle"/>
      <style:paragraph-properties fo:text-align="center" fo:margin-left="0in"/>
      <style:text-properties fo:color="#ffff66" style:font-name="Times New Roman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0066cc" fo:wrap-option="wrap" fo:border="0.0008in solid #000000" style:vertical-align="middle"/>
      <style:text-properties fo:color="#ffff66" style:font-name="Times New Roman" fo:font-size="11pt" style:font-size-asian="11pt" style:font-size-complex="11pt"/>
    </style:style>
    <style:style style:name="ce20" style:family="table-cell" style:parent-style-name="Default">
      <style:table-cell-properties fo:background-color="#ffff00" fo:wrap-option="wrap" fo:border="0.0008in solid #000000" style:vertical-align="middle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ackground-color="#e6e6ff" fo:wrap-option="wrap" fo:border="0.0008in solid #000000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fo:wrap-option="wrap" fo:border="0.0008in solid #000000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ffff00" fo:wrap-option="wrap" fo:border="0.0008in solid #000000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ackground-color="transparent" fo:wrap-option="wrap" fo:border="0.0008in solid #000000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uttons valid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5" table:visibility="collapse" table:default-cell-style-name="ce10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1014" table:default-cell-style-name="ce3"/>
        <table:table-row table:style-name="ro1">
          <table:table-cell table:style-name="ce1" office:value-type="string">
            <text:p>Serial</text:p>
            <text:p>Numbers</text:p>
          </table:table-cell>
          <table:table-cell table:style-name="ce1" office:value-type="string">
            <text:p>Test Suite ID</text:p>
          </table:table-cell>
          <table:table-cell table:style-name="ce1" office:value-type="string">
            <text:p>Test Case ID</text:p>
          </table:table-cell>
          <table:table-cell table:style-name="ce6" office:value-type="string">
            <text:p>Test Case Summary</text:p>
          </table:table-cell>
          <table:table-cell table:style-name="ce1" office:value-type="string">
            <text:p>Related Requirement</text:p>
          </table:table-cell>
          <table:table-cell table:style-name="ce1" office:value-type="string">
            <text:p>Prerequisites</text:p>
          </table:table-cell>
          <table:table-cell table:style-name="ce6" office:value-type="string">
            <text:p>Test Procedure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riority/Severity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Created By</text:p>
          </table:table-cell>
          <table:table-cell table:style-name="ce1" office:value-type="string">
            <text:p>Date of Creation</text:p>
          </table:table-cell>
          <table:table-cell table:style-name="ce1" office:value-type="string">
            <text:p>Executed By</text:p>
          </table:table-cell>
          <table:table-cell table:style-name="ce1" office:value-type="string">
            <text:p>Date of Execution</text:p>
          </table:table-cell>
          <table:table-cell table:style-name="ce1" office:value-type="string">
            <text:p>Test Environment</text:p>
          </table:table-cell>
          <table:table-cell table:style-name="ce1" table:number-columns-repeated="1006"/>
        </table:table-row>
        <table:table-row table:style-name="ro2">
          <table:table-cell table:style-name="ce2" table:number-columns-repeated="3"/>
          <table:table-cell table:style-name="ce7" office:value-type="string" table:number-columns-spanned="3" table:number-rows-spanned="1">
            <text:p>HOME BUTTON</text:p>
          </table:table-cell>
          <table:covered-table-cell table:style-name="ce2"/>
          <table:covered-table-cell/>
          <table:table-cell table:style-name="ce11"/>
          <table:table-cell table:style-name="ce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5">
            <text:p>alignment, design, validation</text:p>
          </table:table-cell>
          <table:table-cell office:value-type="string">
            <text:p>“home” button</text:p>
          </table:table-cell>
          <table:table-cell/>
          <table:table-cell office:value-type="string">
            <text:p>1. check the alignment </text:p>
          </table:table-cell>
          <table:table-cell office:value-type="string">
            <text:p>1. “home” button is view the correct alignment</text:p>
          </table:table-cell>
          <table:table-cell office:value-type="string">
            <text:p>“home” button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3">
            <text:p>2. check the design</text:p>
          </table:table-cell>
          <table:table-cell office:value-type="string">
            <text:p>1. “home” button view given size, style, color, etc.,</text:p>
          </table:table-cell>
          <table:table-cell office:value-type="string">
            <text:p>button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mouse over this button, after change to view hand beam</text:p>
          </table:table-cell>
          <table:table-cell office:value-type="string">
            <text:p>mouse over this button, after change to view hand beam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this button name is view given spell and case sensitivity</text:p>
          </table:table-cell>
          <table:table-cell office:value-type="string">
            <text:p>given spell and case sensitivity:</text:p>
            <text:p>“Home” (or) “HOME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>
            <text:p>3. check the validation</text:p>
          </table:table-cell>
          <table:table-cell office:value-type="string">
            <text:p>1. click “home” button,, then page redirect to home page</text:p>
          </table:table-cell>
          <table:table-cell office:value-type="string">
            <text:p>after click “home”,, page redirect to home pag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7" office:value-type="string" table:number-columns-spanned="3" table:number-rows-spanned="1">
            <text:p>BACK BUTTON</text:p>
          </table:table-cell>
          <table:covered-table-cell table:style-name="ce2"/>
          <table:covered-table-cell/>
          <table:table-cell table:style-name="ce11"/>
          <table:table-cell table:style-name="ce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5">
            <text:p>alignment, design, validation</text:p>
          </table:table-cell>
          <table:table-cell office:value-type="string">
            <text:p>“back” button</text:p>
          </table:table-cell>
          <table:table-cell/>
          <table:table-cell office:value-type="string">
            <text:p>1. check the alignment </text:p>
          </table:table-cell>
          <table:table-cell office:value-type="string">
            <text:p>1. “back” button view correct alignment</text:p>
          </table:table-cell>
          <table:table-cell office:value-type="string">
            <text:p>“back” button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3">
            <text:p>2. check the design</text:p>
          </table:table-cell>
          <table:table-cell office:value-type="string">
            <text:p>1. “back” button view given design</text:p>
          </table:table-cell>
          <table:table-cell office:value-type="string">
            <text:p>button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mouse over this button, after change to view hand beam</text:p>
          </table:table-cell>
          <table:table-cell office:value-type="string">
            <text:p>mouse over this button, after change to view hand beam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button name view given spell and case sensitivity</text:p>
          </table:table-cell>
          <table:table-cell office:value-type="string">
            <text:p>given spell and case sensitivity:</text:p>
            <text:p>“Cancel” (or) “CANCEL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>
            <text:p>3. check the validation</text:p>
          </table:table-cell>
          <table:table-cell office:value-type="string">
            <text:p>1. click “back” button,, then page redirect to before page</text:p>
          </table:table-cell>
          <table:table-cell office:value-type="string">
            <text:p>after click “back” button means,, page redirect to previous pag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6">
          <table:table-cell table:style-name="ce2" table:number-columns-repeated="3"/>
          <table:table-cell table:style-name="ce7" office:value-type="string" table:number-columns-spanned="3" table:number-rows-spanned="1">
            <text:p>SUBMIT <text:s/>BUTTON</text:p>
          </table:table-cell>
          <table:covered-table-cell table:style-name="ce2"/>
          <table:covered-table-cell/>
          <table:table-cell table:style-name="ce11"/>
          <table:table-cell table:style-name="ce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11">
            <text:p>alignment, design, validation</text:p>
          </table:table-cell>
          <table:table-cell office:value-type="string">
            <text:p>“submit” button</text:p>
          </table:table-cell>
          <table:table-cell/>
          <table:table-cell office:value-type="string">
            <text:p>1. check the alignment </text:p>
          </table:table-cell>
          <table:table-cell office:value-type="string">
            <text:p>1. “submit” button view correct alignment</text:p>
          </table:table-cell>
          <table:table-cell office:value-type="string">
            <text:p>button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3">
            <text:p>2. check the design</text:p>
          </table:table-cell>
          <table:table-cell office:value-type="string">
            <text:p>1. “submit” button given design</text:p>
          </table:table-cell>
          <table:table-cell office:value-type="string">
            <text:p>button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mouse over this button, after change to view hand beam</text:p>
          </table:table-cell>
          <table:table-cell office:value-type="string">
            <text:p>mouse over this button, after change to view hand beam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button name view given spell and case sensitivity</text:p>
          </table:table-cell>
          <table:table-cell office:value-type="string">
            <text:p>given spell and case sensitivity:</text:p>
            <text:p>“Submit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7">
            <text:p>3. check the validation</text:p>
          </table:table-cell>
          <table:table-cell office:value-type="string">
            <text:p>1. all fields are enroll and “submit”- view success msg</text:p>
          </table:table-cell>
          <table:table-cell office:value-type="string">
            <text:p>1. proper msg contents view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/>
          <table:table-cell office:value-type="string">
            <text:p>2. check the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fields are not enroll and 'submit'- view warning msg</text:p>
          </table:table-cell>
          <table:table-cell office:value-type="string">
            <text:p>1. proper msg contents view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/>
          <table:table-cell office:value-type="string">
            <text:p>2. check the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fields are enroll invalid details and 'submit'- view alert msg</text:p>
          </table:table-cell>
          <table:table-cell office:value-type="string">
            <text:p>1. proper msg contents view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/>
          <table:table-cell office:value-type="string">
            <text:p>2. check the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after select 'submit'- required page open</text:p>
          </table:table-cell>
          <table:table-cell office:value-type="string">
            <text:p>after select 'submit',, then page redirect to view pag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6">
          <table:table-cell table:style-name="ce2" table:number-columns-repeated="3"/>
          <table:table-cell table:style-name="ce7" office:value-type="string" table:number-columns-spanned="3" table:number-rows-spanned="1">
            <text:p>CANCEL BUTTON</text:p>
          </table:table-cell>
          <table:covered-table-cell table:style-name="ce2"/>
          <table:covered-table-cell/>
          <table:table-cell table:style-name="ce11"/>
          <table:table-cell table:style-name="ce2" table:number-columns-repeated="1017"/>
        </table:table-row>
        <table:table-row table:style-name="ro3">
          <table:table-cell table:number-columns-repeated="3"/>
          <table:table-cell office:value-type="string">
            <text:p>alignment, design, validation</text:p>
          </table:table-cell>
          <table:table-cell office:value-type="string">
            <text:p>“cancel” button</text:p>
          </table:table-cell>
          <table:table-cell/>
          <table:table-cell office:value-type="string">
            <text:p>1. check the alignment </text:p>
          </table:table-cell>
          <table:table-cell office:value-type="string">
            <text:p>1. “cancel” button view correct alignment</text:p>
          </table:table-cell>
          <table:table-cell office:value-type="string">
            <text:p>button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6"/>
          <table:table-cell office:value-type="string" table:number-columns-spanned="1" table:number-rows-spanned="3">
            <text:p>2. check the design</text:p>
          </table:table-cell>
          <table:table-cell office:value-type="string">
            <text:p>1. “cancel” button given design</text:p>
          </table:table-cell>
          <table:table-cell office:value-type="string">
            <text:p>button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6"/>
          <table:covered-table-cell/>
          <table:table-cell office:value-type="string">
            <text:p>2. mouse over this button, after change to view hand beam</text:p>
          </table:table-cell>
          <table:table-cell office:value-type="string">
            <text:p>mouse over this button, after change to view hand beam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6"/>
          <table:covered-table-cell/>
          <table:table-cell office:value-type="string">
            <text:p>3. this button name view given spell and case sensitivity</text:p>
          </table:table-cell>
          <table:table-cell office:value-type="string">
            <text:p>given spell and case sensitivity:</text:p>
            <text:p>“Cancel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6"/>
          <table:table-cell office:value-type="string" table:number-columns-spanned="1" table:number-rows-spanned="3">
            <text:p>3. check the validation</text:p>
          </table:table-cell>
          <table:table-cell office:value-type="string">
            <text:p>1. all fields are enroll and “cancel”</text:p>
          </table:table-cell>
          <table:table-cell office:value-type="string">
            <text:p>enroll details clear and page redirect to before pag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6"/>
          <table:covered-table-cell/>
          <table:table-cell office:value-type="string">
            <text:p>2. fields are not enroll and “cancel”</text:p>
          </table:table-cell>
          <table:table-cell office:value-type="string">
            <text:p>page redirect to before pag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6"/>
          <table:covered-table-cell/>
          <table:table-cell office:value-type="string">
            <text:p>3. fields are enroll invalid details and 'cancel'</text:p>
          </table:table-cell>
          <table:table-cell office:value-type="string">
            <text:p>enroll details clear and page redirect to before pag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7">
          <table:table-cell table:style-name="ce4" table:number-columns-repeated="2"/>
          <table:table-cell table:style-name="ce5"/>
          <table:table-cell table:style-name="ce9"/>
          <table:table-cell table:style-name="ce4"/>
          <table:table-cell/>
          <table:table-cell table:style-name="ce9"/>
          <table:table-cell table:style-name="ce4" table:number-columns-repeated="1017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ield validation" table:style-name="ta1" table:print="false">
        <office:forms form:automatic-focus="false" form:apply-design-mode="false"/>
        <table:table-column table:style-name="co10" table:default-cell-style-name="ce3"/>
        <table:table-column table:style-name="co3" table:default-cell-style-name="ce3"/>
        <table:table-column table:style-name="co11" table:default-cell-style-name="ce15"/>
        <table:table-column table:style-name="co12" table:default-cell-style-name="ce8"/>
        <table:table-column table:style-name="co13" table:default-cell-style-name="ce18"/>
        <table:table-column table:style-name="co13" table:visibility="collapse" table:default-cell-style-name="ce10"/>
        <table:table-column table:style-name="co14" table:default-cell-style-name="ce8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3" table:number-columns-repeated="1013" table:default-cell-style-name="ce3"/>
        <table:table-row table:style-name="ro8">
          <table:table-cell table:style-name="ce1" office:value-type="string">
            <text:p>Serial</text:p>
            <text:p>Numbers</text:p>
          </table:table-cell>
          <table:table-cell table:style-name="ce1" office:value-type="string">
            <text:p>Test Suite ID</text:p>
          </table:table-cell>
          <table:table-cell table:style-name="ce13" office:value-type="string">
            <text:p>Test Case ID</text:p>
          </table:table-cell>
          <table:table-cell table:style-name="ce6" office:value-type="string">
            <text:p>Test Case Summary</text:p>
          </table:table-cell>
          <table:table-cell table:style-name="ce16" office:value-type="string">
            <text:p>Related Requirement</text:p>
          </table:table-cell>
          <table:table-cell table:style-name="ce1" office:value-type="string">
            <text:p>Prerequisites</text:p>
          </table:table-cell>
          <table:table-cell table:style-name="ce6" office:value-type="string">
            <text:p>Test Procedure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riority/Severity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Created By</text:p>
          </table:table-cell>
          <table:table-cell table:style-name="ce1" office:value-type="string">
            <text:p>Date of Creation</text:p>
          </table:table-cell>
          <table:table-cell table:style-name="ce1" office:value-type="string">
            <text:p>Executed By</text:p>
          </table:table-cell>
          <table:table-cell table:style-name="ce1" office:value-type="string">
            <text:p>Date of Execution</text:p>
          </table:table-cell>
          <table:table-cell table:style-name="ce1" office:value-type="string">
            <text:p>Test Environment</text:p>
          </table:table-cell>
          <table:table-cell table:style-name="ce1" table:number-columns-repeated="1006"/>
        </table:table-row>
        <table:table-row table:style-name="ro9">
          <table:table-cell table:style-name="ce12" table:number-columns-repeated="2"/>
          <table:table-cell table:style-name="ce14" office:value-type="float" office:value="1">
            <text:p>1</text:p>
          </table:table-cell>
          <table:table-cell table:style-name="ce7" office:value-type="string" table:number-columns-spanned="3" table:number-rows-spanned="1">
            <text:p>“IMAGE” 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8">
            <text:p>alignment, design,, validation</text:p>
          </table:table-cell>
          <table:table-cell office:value-type="string">
            <text:p>“image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image label and field are view correct alignment</text:p>
          </table:table-cell>
          <table:table-cell office:value-type="string">
            <text:p>“image”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image label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image label view given spell and case sensitivity</text:p>
          </table:table-cell>
          <table:table-cell office:value-type="string">
            <text:p>given spell and case sensitivity:</text:p>
            <text:p>“Image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5">
            <text:p>3. check the validation</text:p>
          </table:table-cell>
          <table:table-cell office:value-type="string">
            <text:p>1. image field is view browse option</text:p>
          </table:table-cell>
          <table:table-cell office:value-type="string">
            <text:p>field is view browse button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upload allow given support file</text:p>
          </table:table-cell>
          <table:table-cell office:value-type="string">
            <text:p>given support file:</text:p>
            <text:p>“JPEG, JPG, jpeg, GIF”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upload allow given file size</text:p>
          </table:table-cell>
          <table:table-cell office:value-type="string">
            <text:p>given file size:</text:p>
            <text:p>“min 10kb to max 1gp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table:style-name="ce21" office:value-type="string">
            <text:p>4. this field is upload allow given size width and height</text:p>
          </table:table-cell>
          <table:table-cell table:style-name="ce21" office:value-type="string">
            <text:p>given size width and height:</text:p>
            <text:p>100X100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upload not allow the other type file</text:p>
          </table:table-cell>
          <table:table-cell office:value-type="string">
            <text:p>Other type file is not accept:</text:p>
            <text:p>“txt, exe, doc, pdf, etc.,”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2">
            <text:p>2</text:p>
          </table:table-cell>
          <table:table-cell table:style-name="ce7" office:value-type="string" table:number-columns-spanned="3" table:number-rows-spanned="1">
            <text:p>“TITLE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8">
            <text:p>alignment, design,, validation</text:p>
          </table:table-cell>
          <table:table-cell office:value-type="string">
            <text:p>“title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title” label and field are view correct alignment</text:p>
          </table:table-cell>
          <table:table-cell office:value-type="string">
            <text:p>title'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title label is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itle label is view given spell and case sensitivity</text:p>
          </table:table-cell>
          <table:table-cell office:value-type="string">
            <text:p>given spell and case sensitivity:</text:p>
            <text:p>“Title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5">
            <text:p>3. check the validation</text:p>
          </table:table-cell>
          <table:table-cell office:value-type="string">
            <text:p>1. title field is view text box type</text:p>
          </table:table-cell>
          <table:table-cell office:value-type="string">
            <text:p>field is <text:s/>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alphabets and numeric</text:p>
          </table:table-cell>
          <table:table-cell office:value-type="string">
            <text:p>enroll allow alphabets and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table:style-name="ce21" office:value-type="string">
            <text:p>3. this field is enroll allow special characters</text:p>
          </table:table-cell>
          <table:table-cell table:style-name="ce21" office:value-type="string">
            <text:p>enroll allow special characters:</text:p>
            <text:p>,./;'[]{}”:?&gt;&lt;+_=-)(*&amp;^%$#@!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the only space</text:p>
          </table:table-cell>
          <table:table-cell office:value-type="string">
            <text:p>enroll not allow the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allow the given length</text:p>
          </table:table-cell>
          <table:table-cell office:value-type="string">
            <text:p>given length:</text:p>
            <text:p>Exact and below length 50 allow,, other wise not allow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3">
            <text:p>3</text:p>
          </table:table-cell>
          <table:table-cell table:style-name="ce7" office:value-type="string" table:number-columns-spanned="3" table:number-rows-spanned="1">
            <text:p>“CONTENT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11">
            <text:p>alignment, design,, validation</text:p>
          </table:table-cell>
          <table:table-cell office:value-type="string">
            <text:p>“content” field</text:p>
          </table:table-cell>
          <table:table-cell/>
          <table:table-cell office:value-type="string">
            <text:p>1. check the alignment</text:p>
          </table:table-cell>
          <table:table-cell table:style-name="ce22" office:value-type="string">
            <text:p>1. <text:span text:style-name="T1">“content” label <text:s/>and field view correct </text:span><text:span text:style-name="T1">alignment</text:span></text:p>
          </table:table-cell>
          <table:table-cell office:value-type="string">
            <text:p>content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3">
            <text:p>2. check the design</text:p>
          </table:table-cell>
          <table:table-cell office:value-type="string">
            <text:p>1. content label is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content label view given spell and case sensitivity</text:p>
          </table:table-cell>
          <table:table-cell office:value-type="string">
            <text:p>given spell and case sensitivity:</text:p>
            <text:p>“Content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mouse over this rich text box tools., after change to view hand beam</text:p>
          </table:table-cell>
          <table:table-cell office:value-type="string">
            <text:p>mouse over this rich text box tools., after change to view hand beam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7">
            <text:p>3. check the validation</text:p>
          </table:table-cell>
          <table:table-cell office:value-type="string">
            <text:p>1.content field is view rich text box type</text:p>
          </table:table-cell>
          <table:table-cell office:value-type="string">
            <text:p>content field is view rich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alphabets and numeric</text:p>
          </table:table-cell>
          <table:table-cell office:value-type="string">
            <text:p>enroll allow alphabets and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the all special characters</text:p>
          </table:table-cell>
          <table:table-cell office:value-type="string">
            <text:p>enroll allow the all special characters:</text:p>
            <text:p>!@#$%^&amp;*()_+}{“:?&gt;&lt;,./;'[]-=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the only space</text:p>
          </table:table-cell>
          <table:table-cell office:value-type="string">
            <text:p>enroll not allow the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the only enter option</text:p>
          </table:table-cell>
          <table:table-cell office:value-type="string">
            <text:p>enroll not allow the only enter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rich text box tools are work properly</text:p>
          </table:table-cell>
          <table:table-cell office:value-type="string">
            <text:p>tools are work properl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the given length</text:p>
          </table:table-cell>
          <table:table-cell office:value-type="string">
            <text:p>allow given length:</text:p>
            <text:p>Exact and below 300 length,, other wise not allow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4">
            <text:p>4</text:p>
          </table:table-cell>
          <table:table-cell table:style-name="ce7" office:value-type="string" table:number-columns-spanned="3" table:number-rows-spanned="1">
            <text:p>“URL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9">
            <text:p>alignment, design,, validation</text:p>
          </table:table-cell>
          <table:table-cell office:value-type="string">
            <text:p>“URL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URL” label and field view correct alignment</text:p>
          </table:table-cell>
          <table:table-cell office:value-type="string">
            <text:p>url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url label is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url label view given spell and case sensitivity</text:p>
          </table:table-cell>
          <table:table-cell office:value-type="string">
            <text:p>given spell and case sensitivity:</text:p>
            <text:p>“URL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6">
            <text:p>3. check the validation</text:p>
          </table:table-cell>
          <table:table-cell office:value-type="string">
            <text:p>1. url field is view text box type</text:p>
          </table:table-cell>
          <table:table-cell office:value-type="string">
            <text:p>field is <text:s/>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valid url</text:p>
          </table:table-cell>
          <table:table-cell office:value-type="string">
            <text:p>valid url allow </text:p>
            <text:p>(eg: <text:a xlink:href="http://www.google.com/">http://www.google.com</text:a>, <text:a xlink:href="http://abc.abc.com/">http://abc.abc.com</text:a>, <text:a xlink:href="http://abc123.com/">http://abc123.com</text:a>, etc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not allow space option</text:p>
          </table:table-cell>
          <table:table-cell office:value-type="string">
            <text:p>enroll 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invalid url</text:p>
          </table:table-cell>
          <table:table-cell office:value-type="string">
            <text:p>invalid url not allow</text:p>
            <text:p>(eg: <text:a xlink:href="http://www.google.com/">www.google.com</text:a>, <text:a xlink:href="http://abc/">http://abc</text:a> <text:s/>abc.com, <text:a xlink:href="http://123545456546/">http://123545456546</text:a>, etc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allow given special characters</text:p>
          </table:table-cell>
          <table:table-cell office:value-type="string">
            <text:p>given special characters allow !@#$%^&amp;()_+-=[]:',./{},, other wise not allow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allow max length </text:p>
          </table:table-cell>
          <table:table-cell office:value-type="string">
            <text:p>enroll allow max length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5">
            <text:p>5</text:p>
          </table:table-cell>
          <table:table-cell table:style-name="ce7" office:value-type="string" table:number-columns-spanned="3" table:number-rows-spanned="1">
            <text:p>“EMAIL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10">
            <text:p>alignment, design,, validation</text:p>
          </table:table-cell>
          <table:table-cell office:value-type="string">
            <text:p>“Email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email” label and field view correct alignment</text:p>
          </table:table-cell>
          <table:table-cell office:value-type="string">
            <text:p>email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“email” label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email label view given spell and case sensitivity</text:p>
          </table:table-cell>
          <table:table-cell office:value-type="string">
            <text:p>given spell and case sensitivity:</text:p>
            <text:p>“Email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7">
            <text:p>3. check the validation</text:p>
          </table:table-cell>
          <table:table-cell office:value-type="string">
            <text:p>1. email field is text box type</text:p>
          </table:table-cell>
          <table:table-cell office:value-type="string">
            <text:p>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not allow space option</text:p>
          </table:table-cell>
          <table:table-cell office:value-type="string">
            <text:p>enroll 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special characters</text:p>
          </table:table-cell>
          <table:table-cell office:value-type="string">
            <text:p>allow special characters</text:p>
            <text:p>,./&lt;&gt;?;'[]:”+-_=)(*&amp;^%$#@!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repeated special characters</text:p>
          </table:table-cell>
          <table:table-cell office:value-type="string">
            <text:p>repeated symbols are not accept (eg: @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allow valid email address</text:p>
          </table:table-cell>
          <table:table-cell office:value-type="string">
            <text:p>valid email id is accept :</text:p>
            <text:p>(eg: <text:a xlink:href="mailto:abcde1234@gmail.com">abcde1234@gmail.com</text:a>, <text:a xlink:href="mailto:abc.abc123@gmail.com">abc.abc123@gmail.com</text:a>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not allow invalid email id</text:p>
          </table:table-cell>
          <table:table-cell office:value-type="string">
            <text:p>invalid email id not accept:</text:p>
            <text:p>(eg: adc abc @gmail.com, abc123@abc124svbs@gmail.com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the given length</text:p>
          </table:table-cell>
          <table:table-cell office:value-type="string">
            <text:p>field is allow max length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6">
            <text:p>6</text:p>
          </table:table-cell>
          <table:table-cell table:style-name="ce7" office:value-type="string" table:number-columns-spanned="3" table:number-rows-spanned="1">
            <text:p>“GENDER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9">
            <text:p>alignment, design,, validation</text:p>
          </table:table-cell>
          <table:table-cell office:value-type="string">
            <text:p>“Gender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gender” label and field view correct alignment</text:p>
          </table:table-cell>
          <table:table-cell office:value-type="string">
            <text:p>gender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3">
            <text:p>2. check the design</text:p>
          </table:table-cell>
          <table:table-cell office:value-type="string">
            <text:p>1. “gender” label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gender label view given spell and case sensitivity</text:p>
          </table:table-cell>
          <table:table-cell office:value-type="string">
            <text:p>given spell and case sensitivity:</text:p>
            <text:p>“Gender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mouse over radio button,, than change to highlight view</text:p>
          </table:table-cell>
          <table:table-cell office:value-type="string">
            <text:p>mouse over radio button,, than change to highlight view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5">
            <text:p>3. check the validation</text:p>
          </table:table-cell>
          <table:table-cell office:value-type="string">
            <text:p>1. gender field is radio button type</text:p>
          </table:table-cell>
          <table:table-cell office:value-type="string">
            <text:p>field is radio button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are view given options order wise</text:p>
          </table:table-cell>
          <table:table-cell office:value-type="string">
            <text:p>given options are:</text:p>
            <text:p>1. male</text:p>
            <text:p>2. femal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check the options spell and case sensitivity</text:p>
          </table:table-cell>
          <table:table-cell office:value-type="string">
            <text:p>given spell and case sensitivity:</text:p>
            <text:p>1. Male</text:p>
            <text:p>2. Femal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when your select radio button,, then selected button view active button</text:p>
          </table:table-cell>
          <table:table-cell office:value-type="string">
            <text:p>selected button view active butt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option select allow single select option</text:p>
          </table:table-cell>
          <table:table-cell office:value-type="string">
            <text:p>select allow single select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7">
            <text:p>7</text:p>
          </table:table-cell>
          <table:table-cell table:style-name="ce7" office:value-type="string" table:number-columns-spanned="3" table:number-rows-spanned="1">
            <text:p>“PHONE <text:s/>NUMBER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9">
            <text:p>alignment, design,, validation</text:p>
          </table:table-cell>
          <table:table-cell office:value-type="string">
            <text:p>“phone number” file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phone number” label and field view correct alignment</text:p>
          </table:table-cell>
          <table:table-cell office:value-type="string">
            <text:p>phone number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phone number label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phone number label view given spell and case sensitivity</text:p>
          </table:table-cell>
          <table:table-cell office:value-type="string">
            <text:p>given spell and case sensitivity: </text:p>
            <text:p>“Phone Number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6">
            <text:p>3. check the validation</text:p>
          </table:table-cell>
          <table:table-cell office:value-type="string">
            <text:p>1. phone number field is text box type</text:p>
          </table:table-cell>
          <table:table-cell office:value-type="string">
            <text:p>field is <text:s/>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numeric </text:p>
          </table:table-cell>
          <table:table-cell office:value-type="string">
            <text:p>allow numeric(eg: 04144256314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table:style-name="ce21" office:value-type="string">
            <text:p>3. this field is enroll allow special characters</text:p>
          </table:table-cell>
          <table:table-cell table:style-name="ce21" office:value-type="string">
            <text:p>allow given special characters : hyphen allow (eg: <text:s/>04144-251538)</text:p>
            <text:p>Other special characters are not allow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alphabets</text:p>
          </table:table-cell>
          <table:table-cell office:value-type="string">
            <text:p>not allow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space option</text:p>
          </table:table-cell>
          <table:table-cell office:value-type="string">
            <text:p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enroll allow given length</text:p>
          </table:table-cell>
          <table:table-cell office:value-type="string">
            <text:p>given length allow:</text:p>
            <text:p>Exact 11 or 10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8">
            <text:p>8</text:p>
          </table:table-cell>
          <table:table-cell table:style-name="ce7" office:value-type="string" table:number-columns-spanned="3" table:number-rows-spanned="1">
            <text:p>“MOBILE <text:s/>NUMBER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9">
            <text:p>alignment, design,, validation</text:p>
          </table:table-cell>
          <table:table-cell office:value-type="string">
            <text:p>“mobile number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mobile number” label and field view correct alignment</text:p>
          </table:table-cell>
          <table:table-cell office:value-type="string">
            <text:p>mobile number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mobile number label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mobile number label given spell and case sensitivity</text:p>
          </table:table-cell>
          <table:table-cell office:value-type="string">
            <text:p>given spell and case sensitivity:</text:p>
            <text:p>“Mobile Number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6">
            <text:p>3. check the validation</text:p>
          </table:table-cell>
          <table:table-cell office:value-type="string">
            <text:p>1. mobile number field is text box type</text:p>
          </table:table-cell>
          <table:table-cell office:value-type="string">
            <text:p>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only numeric</text:p>
          </table:table-cell>
          <table:table-cell office:value-type="string">
            <text:p>allow only numeric (eg: 9988774455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 this field is enroll not allow alphabets </text:p>
          </table:table-cell>
          <table:table-cell office:value-type="string">
            <text:p>not allow alphabets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space option</text:p>
          </table:table-cell>
          <table:table-cell office:value-type="string">
            <text:p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allow given special characters</text:p>
          </table:table-cell>
          <table:table-cell office:value-type="string">
            <text:p>given special character allow: plus symbol + is allow (eg: +91 8877552200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enroll allow given length</text:p>
          </table:table-cell>
          <table:table-cell office:value-type="string">
            <text:p>given length allow:</text:p>
            <text:p>Exact 10 or 13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9">
            <text:p>9</text:p>
          </table:table-cell>
          <table:table-cell table:style-name="ce7" office:value-type="string" table:number-columns-spanned="3" table:number-rows-spanned="1">
            <text:p>“ADDRESS <text:s/>PROOF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8">
            <text:p>alignment, design,, validation</text:p>
          </table:table-cell>
          <table:table-cell office:value-type="string">
            <text:p>“address proof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address proof” label and field view correct alignment</text:p>
          </table:table-cell>
          <table:table-cell office:value-type="string">
            <text:p>address proof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address proof label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address proof label view given spell and case sensitivity</text:p>
          </table:table-cell>
          <table:table-cell office:value-type="string">
            <text:p>given spell and case sensitivity:</text:p>
            <text:p>“Address Proof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5">
            <text:p>3. check the validation</text:p>
          </table:table-cell>
          <table:table-cell office:value-type="string">
            <text:p>1. address proof field is browse button type</text:p>
          </table:table-cell>
          <table:table-cell office:value-type="string">
            <text:p>field is browse button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table:style-name="ce21" office:value-type="string">
            <text:p>2. this field is upload allow the only pdf format</text:p>
          </table:table-cell>
          <table:table-cell table:style-name="ce21" office:value-type="string">
            <text:p>upload allow the only pdf forma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upload not allow other type file</text:p>
          </table:table-cell>
          <table:table-cell office:value-type="string">
            <text:p>other type file is not accept: </text:p>
            <text:p>“jpeg,JPg, gif, etc.,”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table:style-name="ce21" office:value-type="string">
            <text:p>4. this field is upload allow given file size</text:p>
          </table:table-cell>
          <table:table-cell table:style-name="ce21" office:value-type="string">
            <text:p>given file size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uploaded file name bind to this field</text:p>
          </table:table-cell>
          <table:table-cell office:value-type="string">
            <text:p>uploaded file name bind to this field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10">
            <text:p>10</text:p>
          </table:table-cell>
          <table:table-cell table:style-name="ce7" office:value-type="string" table:number-columns-spanned="3" table:number-rows-spanned="1">
            <text:p>“DATE <text:s/>OF <text:s/>BIRTH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8">
            <text:p>alignment, design,, validation</text:p>
          </table:table-cell>
          <table:table-cell office:value-type="string">
            <text:p>“date of birth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date of birth” label and field view correct alignment</text:p>
          </table:table-cell>
          <table:table-cell office:value-type="string">
            <text:p>date of birth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date of birth label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date of birth label view spell and case sensitivity</text:p>
          </table:table-cell>
          <table:table-cell office:value-type="string">
            <text:p>given spell and case sensitivity:</text:p>
            <text:p>“Date Of Birth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5">
            <text:p>3. check the validation</text:p>
          </table:table-cell>
          <table:table-cell office:value-type="string">
            <text:p>1. date of birth field is calender tool type</text:p>
          </table:table-cell>
          <table:table-cell office:value-type="string">
            <text:p>field is calender tool type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select not allow current and future date</text:p>
          </table:table-cell>
          <table:table-cell office:value-type="string">
            <text:p><text:s/>not allow current and future dat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allow above 18 years</text:p>
          </table:table-cell>
          <table:table-cell office:value-type="string">
            <text:p>Above 18 years allow based on current dat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view default of empty</text:p>
          </table:table-cell>
          <table:table-cell office:value-type="string">
            <text:p><text:s/>field is view default of emp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table:style-name="ce21" office:value-type="string">
            <text:p>5. this select date view given format</text:p>
          </table:table-cell>
          <table:table-cell table:style-name="ce21" office:value-type="string">
            <text:p>given date format view:</text:p>
            <text:p>“DD/MM/YYYY”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11">
            <text:p>11</text:p>
          </table:table-cell>
          <table:table-cell table:style-name="ce7" office:value-type="string" table:number-columns-spanned="3" table:number-rows-spanned="1">
            <text:p>“ADDRESS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9">
            <text:p>alignment, design,, validation</text:p>
          </table:table-cell>
          <table:table-cell office:value-type="string">
            <text:p>“address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address” label and field view correct alignment</text:p>
          </table:table-cell>
          <table:table-cell office:value-type="string">
            <text:p>address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“address” label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address label view given spell and case sensitivity</text:p>
          </table:table-cell>
          <table:table-cell office:value-type="string">
            <text:p>given spell and case sensitivity:</text:p>
            <text:p>“Address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6">
            <text:p>3. check the validation</text:p>
          </table:table-cell>
          <table:table-cell office:value-type="string">
            <text:p>1. address field is text area type</text:p>
          </table:table-cell>
          <table:table-cell office:value-type="string">
            <text:p>field is text area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alphabets and numeric</text:p>
          </table:table-cell>
          <table:table-cell office:value-type="string">
            <text:p>allow alphabets and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special characters</text:p>
          </table:table-cell>
          <table:table-cell office:value-type="string">
            <text:p>all special characters are allow !@#$%^&amp;*()_+{}”:?&gt;&lt;,./;'[]-=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only space</text:p>
          </table:table-cell>
          <table:table-cell office:value-type="string">
            <text:p>not allow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only enter option</text:p>
          </table:table-cell>
          <table:table-cell office:value-type="string">
            <text:p>not allow only enter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allow given length</text:p>
          </table:table-cell>
          <table:table-cell office:value-type="string">
            <text:p>given length allow:</text:p>
            <text:p>Exact and below 300 allow,, other wise not allow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12">
            <text:p>12</text:p>
          </table:table-cell>
          <table:table-cell table:style-name="ce7" office:value-type="string" table:number-columns-spanned="3" table:number-rows-spanned="1">
            <text:p>“YOUTUBE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8">
            <text:p>alignment, design,, validation</text:p>
          </table:table-cell>
          <table:table-cell office:value-type="string">
            <text:p>“YouTube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youtube” label and field view correct alignment</text:p>
          </table:table-cell>
          <table:table-cell office:value-type="string">
            <text:p>youtube 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“youtube” label view given design</text:p>
          </table:table-cell>
          <table:table-cell office:value-type="string">
            <text:p>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youtube label view given spell and case sensitivity</text:p>
          </table:table-cell>
          <table:table-cell office:value-type="string">
            <text:p>given spell and case sensitivity: </text:p>
            <text:p>“YouTube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5">
            <text:p>3. check the validation</text:p>
          </table:table-cell>
          <table:table-cell office:value-type="string">
            <text:p>1. youtube field is text box type</text:p>
          </table:table-cell>
          <table:table-cell office:value-type="string">
            <text:p>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is allow valid link</text:p>
          </table:table-cell>
          <table:table-cell office:value-type="string">
            <text:p>allow valid link (eg: <text:a xlink:href="https://www.youtube.com/channel/UCMfZ_z0LUm805JOZLktl2QQ?v=2KeRAK38VBs">https://www.youtube.com/channel/UCMfZ_z0LUm805JOZLktl2QQ?v=2KeRAK38VBs</text:a>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not allow invalid link</text:p>
          </table:table-cell>
          <table:table-cell office:value-type="string">
            <text:p>not allow invalid link (eg: ahfge <text:s text:c="2"/>rtgwhbv <text:s/>twvt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allow copy paste option</text:p>
          </table:table-cell>
          <table:table-cell office:value-type="string">
            <text:p>allow copy past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allow given length</text:p>
          </table:table-cell>
          <table:table-cell office:value-type="string">
            <text:p>allow max length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13">
            <text:p>13</text:p>
          </table:table-cell>
          <table:table-cell table:style-name="ce7" office:value-type="string" table:number-columns-spanned="3" table:number-rows-spanned="1">
            <text:p>“LOGIN <text:s/>USERNAME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10">
            <text:p>alignment, design,, validation</text:p>
          </table:table-cell>
          <table:table-cell office:value-type="string">
            <text:p>“user name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user name” field is view view correct alignment</text:p>
          </table:table-cell>
          <table:table-cell office:value-type="string">
            <text:p>user name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user name label and field view given design</text:p>
          </table:table-cell>
          <table:table-cell office:value-type="string">
            <text:p>label and field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user name place holder view given spell and case sensitivity</text:p>
          </table:table-cell>
          <table:table-cell office:value-type="string">
            <text:p>given spell and case sensitivity:</text:p>
            <text:p>“Username” (or) username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7">
            <text:p>3. check the validation</text:p>
          </table:table-cell>
          <table:table-cell office:value-type="string">
            <text:p>1. username field is place holder text box type</text:p>
          </table:table-cell>
          <table:table-cell office:value-type="string">
            <text:p>field is place holder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not allow space option</text:p>
          </table:table-cell>
          <table:table-cell office:value-type="string">
            <text:p>enroll 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special characters</text:p>
          </table:table-cell>
          <table:table-cell office:value-type="string">
            <text:p>allow special characters</text:p>
            <text:p>,./&lt;&gt;?;'[]:”+-_=)(*&amp;^%$#@!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repeated special characters</text:p>
          </table:table-cell>
          <table:table-cell office:value-type="string">
            <text:p>repeated symbols are not accept (eg: @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allow valid email address</text:p>
          </table:table-cell>
          <table:table-cell office:value-type="string">
            <text:p>valid email id is accept :</text:p>
            <text:p>(eg: <text:a xlink:href="mailto:abcde1234@gmail.com">abcde1234@gmail.com</text:a>, <text:a xlink:href="mailto:abc.abc123@gmail.com">abc.abc123@gmail.com</text:a>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not allow invalid email id</text:p>
          </table:table-cell>
          <table:table-cell office:value-type="string">
            <text:p>invalid email id not accept:</text:p>
            <text:p>(eg: adc abc @gmail.com, abc123@abc124svbs@gmail.com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the given length</text:p>
          </table:table-cell>
          <table:table-cell office:value-type="string">
            <text:p>field is allow max length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14">
            <text:p>14</text:p>
          </table:table-cell>
          <table:table-cell table:style-name="ce7" office:value-type="string" table:number-columns-spanned="3" table:number-rows-spanned="1">
            <text:p>“LOGIN <text:s/>PASSWORD” <text:s/>FIELD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7">
            <text:p>alignment, design,, validation</text:p>
          </table:table-cell>
          <table:table-cell office:value-type="string">
            <text:p>“password”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password” field is view correct alignment</text:p>
          </table:table-cell>
          <table:table-cell office:value-type="string">
            <text:p>passwor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password name and field is view given design</text:p>
          </table:table-cell>
          <table:table-cell office:value-type="string">
            <text:p>label and field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password place holder name view given spell and case sensitivity</text:p>
          </table:table-cell>
          <table:table-cell office:value-type="string">
            <text:p>given spell and case sensitivity:</text:p>
            <text:p>“Password” (or) “password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4">
            <text:p>3. check the validation</text:p>
          </table:table-cell>
          <table:table-cell office:value-type="string">
            <text:p>1. password field is text box type</text:p>
          </table:table-cell>
          <table:table-cell office:value-type="string">
            <text:p>field is <text:s/>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allow only username related password</text:p>
          </table:table-cell>
          <table:table-cell office:value-type="string">
            <text:p>field allow only related username password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entered the password is view to symbol</text:p>
          </table:table-cell>
          <table:table-cell office:value-type="string">
            <text:p>entered password is view to symbol asterisk * (eg; password: *******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password values are get from change password panel</text:p>
          </table:table-cell>
          <table:table-cell office:value-type="string">
            <text:p>password values are get from change password panel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15">
            <text:p>15</text:p>
          </table:table-cell>
          <table:table-cell table:style-name="ce7" office:value-type="string" table:number-columns-spanned="3" table:number-rows-spanned="1">
            <text:p>“LOGIN” <text:s/>BUTTON</text:p>
          </table:table-cell>
          <table:covered-table-cell table:style-name="ce17"/>
          <table:covered-table-cell/>
          <table: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8">
            <text:p>alignment, design,, validation</text:p>
          </table:table-cell>
          <table:table-cell office:value-type="string">
            <text:p>“login” button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login” button view correct alignment</text:p>
          </table:table-cell>
          <table:table-cell office:value-type="string">
            <text:p>login button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3">
            <text:p>2. check the design</text:p>
          </table:table-cell>
          <table:table-cell office:value-type="string">
            <text:p>1. “login” button view given design</text:p>
          </table:table-cell>
          <table:table-cell office:value-type="string">
            <text:p>button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login name is view given spell and case sensitivity</text:p>
          </table:table-cell>
          <table:table-cell office:value-type="string">
            <text:p>given spell and case sensitivity:</text:p>
            <text:p>“Login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mouse over this login button,, after change to view hand beam</text:p>
          </table:table-cell>
          <table:table-cell office:value-type="string">
            <text:p>mouse over button,, after change to view hand beam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4">
            <text:p>3. check the validation</text:p>
          </table:table-cell>
          <table:table-cell office:value-type="string">
            <text:p>1. fields are not fill and “login” - view warning msg</text:p>
          </table:table-cell>
          <table:table-cell office:value-type="string">
            <text:p>warning msg view proper msg content with check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fields are enroll invalid details and “login”- view alert msg</text:p>
          </table:table-cell>
          <table:table-cell office:value-type="string">
            <text:p>alert msg view proper msg contents with check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fields are enroll with valid user name and password and “login”- </text:p>
          </table:table-cell>
          <table:table-cell office:value-type="string">
            <text:p>After login,, page redirect to open the related pag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view warning or alert msg,, page reload and enroll details are clear</text:p>
          </table:table-cell>
          <table:table-cell office:value-type="string">
            <text:p>after warning and alert msg view,, then page reload and enroll details are clear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16">
            <text:p>16</text:p>
          </table:table-cell>
          <table:table-cell table:style-name="ce7" office:value-type="string" table:number-columns-spanned="4" table:number-rows-spanned="1">
            <text:p>“FORGOT PASSWORD” <text:s/>BUTTON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1">
          <table:table-cell table:number-columns-repeated="3"/>
          <table:table-cell office:value-type="string" table:number-columns-spanned="1" table:number-rows-spanned="5">
            <text:p>alignment, design,, validation</text:p>
          </table:table-cell>
          <table:table-cell office:value-type="string">
            <text:p>“forgot password” button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“forgot password” button view correct alignment</text:p>
          </table:table-cell>
          <table:table-cell office:value-type="string">
            <text:p>forgot password button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3">
            <text:p>2. check the design</text:p>
          </table:table-cell>
          <table:table-cell office:value-type="string">
            <text:p>1. forgot password name and button view given design</text:p>
          </table:table-cell>
          <table:table-cell office:value-type="string">
            <text:p>name and label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forgot password name view given spell and case sensitivity</text:p>
          </table:table-cell>
          <table:table-cell office:value-type="string">
            <text:p>given spell and case sensitivity:</text:p>
            <text:p>“Forgot Password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mouse over this forgot password button,, then change to view hand beam</text:p>
          </table:table-cell>
          <table:table-cell office:value-type="string">
            <text:p>mouse over button,, after change to view hand beam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>
            <text:p>3. check the validation</text:p>
          </table:table-cell>
          <table:table-cell office:value-type="string">
            <text:p>1. click “forgot password” button,, page redirect to open the forgot password page</text:p>
          </table:table-cell>
          <table:table-cell office:value-type="string">
            <text:p>after select this button,, then page redirect to forgot password pag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table:number-columns-spanned="1" table:number-rows-spanned="20">
            <text:p>alignment, design,, validation</text:p>
          </table:table-cell>
          <table:table-cell office:value-type="string">
            <text:p>“forgot password” page</text:p>
          </table:table-cell>
          <table:table-cell/>
          <table:table-cell office:value-type="string" table:number-columns-spanned="1" table:number-rows-spanned="2">
            <text:p>1. check the alignment</text:p>
          </table:table-cell>
          <table:table-cell office:value-type="string">
            <text:p>1. this page details are view correct alignment</text:p>
          </table:table-cell>
          <table:table-cell office:value-type="string">
            <text:p>page details are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page heading is view correct alignment in left side page</text:p>
          </table:table-cell>
          <table:table-cell office:value-type="string">
            <text:p>page heading is view left side page in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5">
            <text:p>2. check the design</text:p>
          </table:table-cell>
          <table:table-cell office:value-type="string">
            <text:p>1. page heading view given design</text:p>
          </table:table-cell>
          <table:table-cell office:value-type="string">
            <text:p>heading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page details are view given design</text:p>
          </table:table-cell>
          <table:table-cell office:value-type="string">
            <text:p>page detail are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page heading is view given spell and case sensitivity</text:p>
          </table:table-cell>
          <table:table-cell office:value-type="string">
            <text:p>given spell and case sensitivity:</text:p>
            <text:p>“Forgot Password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10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page is view given label details and spell and case sensitivity</text:p>
          </table:table-cell>
          <table:table-cell office:value-type="string">
            <text:p>Given label view:</text:p>
            <text:p>1. Email</text:p>
            <text:p>2. “Send Password” button</text:p>
            <text:p>3. “Cancel” button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mouse over “send password” and “cancel” button,, then change to view hand beam</text:p>
          </table:table-cell>
          <table:table-cell office:value-type="string">
            <text:p>mouse over this button,, after change to view hand beam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8">
            <text:p>3. check the validation “email” field</text:p>
          </table:table-cell>
          <table:table-cell office:value-type="string">
            <text:p>1. email field is text box type</text:p>
          </table:table-cell>
          <table:table-cell office:value-type="string">
            <text:p>field is <text:s/>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not allow space option</text:p>
          </table:table-cell>
          <table:table-cell office:value-type="string">
            <text:p>enroll 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special characters</text:p>
          </table:table-cell>
          <table:table-cell office:value-type="string">
            <text:p>allow special characters</text:p>
            <text:p>,./&lt;&gt;?;'[]:”+-_=)(*&amp;^%$#@!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repeated special characters</text:p>
          </table:table-cell>
          <table:table-cell office:value-type="string">
            <text:p>repeated symbols are not accept (eg: @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allow valid email address</text:p>
          </table:table-cell>
          <table:table-cell office:value-type="string">
            <text:p>valid email id is accept :</text:p>
            <text:p>(eg: <text:a xlink:href="mailto:abcde1234@gmail.com">abcde1234@gmail.com</text:a>, <text:a xlink:href="mailto:abc.abc123@gmail.com">abc.abc123@gmail.com</text:a>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not allow invalid email id</text:p>
          </table:table-cell>
          <table:table-cell office:value-type="string">
            <text:p>invalid email id not accept:</text:p>
            <text:p>(eg: adc abc @gmail.com, abc123@abc124svbs@gmail.com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the given length</text:p>
          </table:table-cell>
          <table:table-cell office:value-type="string">
            <text:p>field is allow max length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table:style-name="ce21" office:value-type="string">
            <text:p>8. this field email is accept only active mail id</text:p>
          </table:table-cell>
          <table:table-cell table:style-name="ce21" office:value-type="string">
            <text:p>email is accept only active mail id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4">
            <text:p>4. check validation “send password” button</text:p>
          </table:table-cell>
          <table:table-cell office:value-type="string">
            <text:p>1. field not enroll and “send password” click – warning msg view</text:p>
          </table:table-cell>
          <table:table-cell office:value-type="string">
            <text:p>warning msg view proper msg content with check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field enroll invalid and “send password” click – alert msg view</text:p>
          </table:table-cell>
          <table:table-cell office:value-type="string">
            <text:p>alert msg view proper msg contents with check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field enroll valid and “send password” click- success msg view</text:p>
          </table:table-cell>
          <table:table-cell office:value-type="string">
            <text:p>success msg view proper msg contents with check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success msg view then after password details are send to mail</text:p>
          </table:table-cell>
          <table:table-cell office:value-type="string">
            <text:p>success msg view then after password details are send to mail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>
            <text:p>5. check validation “cancel” button</text:p>
          </table:table-cell>
          <table:table-cell office:value-type="string">
            <text:p>1. field are enroll (or) not enroll and click “cancel”- then page redirect to login page</text:p>
          </table:table-cell>
          <table:table-cell office:value-type="string">
            <text:p>field are enroll (or) not enroll and click “cancel”- then page redirect to login pag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17">
            <text:p>17</text:p>
          </table:table-cell>
          <table:table-cell table:style-name="ce7" office:value-type="string" table:number-columns-spanned="4" table:number-rows-spanned="1">
            <text:p>“CHANGE <text:s/>PASSWORD” <text:s/>BUTTON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23">
            <text:p>alignment, design,, validation</text:p>
          </table:table-cell>
          <table:table-cell office:value-type="string">
            <text:p>“change password” 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change password page details are view correct alignment</text:p>
          </table:table-cell>
          <table:table-cell office:value-type="string">
            <text:p>page details are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4">
            <text:p>2. check the design</text:p>
          </table:table-cell>
          <table:table-cell office:value-type="string">
            <text:p>1. this page details are view given design</text:p>
          </table:table-cell>
          <table:table-cell office:value-type="string">
            <text:p>page detail are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page heading view given spell and case sensitivity</text:p>
          </table:table-cell>
          <table:table-cell office:value-type="string">
            <text:p>given spell and case sensitivity:</text:p>
            <text:p>“Change Password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1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page labels are view given name order wise and spell and case sensitivity</text:p>
          </table:table-cell>
          <table:table-cell office:value-type="string">
            <text:p>given spell and case sensitivity:</text:p>
            <text:p>1. Current Password</text:p>
            <text:p>2. New Password</text:p>
            <text:p>3. Confirm Password</text:p>
            <text:p>4. “Change Password” button</text:p>
            <text:p>5. “Cancel” button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mouse over “change password” and “cancel” button,, then <text:s/>change to view hand beam</text:p>
          </table:table-cell>
          <table:table-cell office:value-type="string">
            <text:p>mouse over this button,, after change to view hand beam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3">
            <text:p>3. check the validation “current password” field</text:p>
          </table:table-cell>
          <table:table-cell office:value-type="string">
            <text:p>1. “current password” field is text box type</text:p>
          </table:table-cell>
          <table:table-cell office:value-type="string">
            <text:p>field is <text:s/>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only accept the current password details</text:p>
          </table:table-cell>
          <table:table-cell office:value-type="string">
            <text:p>field accept only current pwd 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pwd enroll this field,, then pwd details are view to asterisk symbol </text:p>
          </table:table-cell>
          <table:table-cell office:value-type="string">
            <text:p>entered password is view to symbol asterisk * (eg; password: *******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6">
            <text:p>4. check validation “new password” field</text:p>
          </table:table-cell>
          <table:table-cell office:value-type="string">
            <text:p>1. “new password” field is text box type</text:p>
          </table:table-cell>
          <table:table-cell office:value-type="string">
            <text:p>field is <text:s/>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allow alphabets and numeric and special characters</text:p>
          </table:table-cell>
          <table:table-cell office:value-type="string">
            <text:p>allow alphabets and numeric and all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not accept only space</text:p>
          </table:table-cell>
          <table:table-cell office:value-type="string">
            <text:p>not allow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allow min length 6</text:p>
          </table:table-cell>
          <table:table-cell table:style-name="ce21" office:value-type="string">
            <text:p>allow min length 6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allow max length given </text:p>
          </table:table-cell>
          <table:table-cell table:style-name="ce21" office:value-type="string">
            <text:p>client required max length view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new pwd enroll this field,, then entered pwd details are view asterisk symbol</text:p>
          </table:table-cell>
          <table:table-cell office:value-type="string">
            <text:p>entered new password is view to symbol asterisk * (eg; new password: *******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3">
            <text:p>5. check validation “confirm password” field</text:p>
          </table:table-cell>
          <table:table-cell office:value-type="string">
            <text:p>1. “confirm password” field is text box type</text:p>
          </table:table-cell>
          <table:table-cell office:value-type="string">
            <text:p>field is <text:s/>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ccept only new pwd details</text:p>
          </table:table-cell>
          <table:table-cell office:value-type="string">
            <text:p>new pwd details only accept this field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confirm password enroll this field, then entered pwd view asterisk symbol</text:p>
          </table:table-cell>
          <table:table-cell office:value-type="string">
            <text:p>entered confirm password is view to symbol asterisk * (eg; new password: *******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4">
            <text:p>6. check validation “change password” button</text:p>
          </table:table-cell>
          <table:table-cell office:value-type="string">
            <text:p>1. field details not fill and “change password” click- warning msg view</text:p>
          </table:table-cell>
          <table:table-cell office:value-type="string">
            <text:p>warning msg view proper msg content with check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field details fill invalid and “change password” click- alert msg view</text:p>
          </table:table-cell>
          <table:table-cell office:value-type="string">
            <text:p>alert msg view proper msg contents with check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field enroll valid and “change password” click- success msg view</text:p>
          </table:table-cell>
          <table:table-cell office:value-type="string">
            <text:p>success msg view proper msg contents with check spell and case sensitivity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success msg view then after new password details are send to mail</text:p>
          </table:table-cell>
          <table:table-cell office:value-type="string">
            <text:p>success msg view then after new password details are send to mail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table:style-name="ce20" office:value-type="string">
            <text:p>(need user rights admin)</text:p>
          </table:table-cell>
          <table:table-cell table:style-name="ce23" office:value-type="string">
            <text:p>5. admin- access to change all user password</text:p>
          </table:table-cell>
          <table:table-cell table:style-name="ce23" office:value-type="string">
            <text:p>access to change all user password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table-cell office:value-type="string">
            <text:p>7. check validation “cancel” button</text:p>
          </table:table-cell>
          <table:table-cell office:value-type="string">
            <text:p>1. field are enroll (or) not enroll and click “cancel”- </text:p>
          </table:table-cell>
          <table:table-cell office:value-type="string">
            <text:p><text:s/>then page redirect to view pag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2">
          <table:table-cell table:style-name="ce12" table:number-columns-repeated="2"/>
          <table:table-cell table:style-name="ce14" office:value-type="float" office:value="18">
            <text:p>18</text:p>
          </table:table-cell>
          <table:table-cell table:style-name="ce7" office:value-type="string" table:number-columns-spanned="4" table:number-rows-spanned="1">
            <text:p>“COUNTRY, STATE, DISTRICT, TALUK, CITY, AREA” 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42">
            <text:p>alignment, design,, validation</text:p>
          </table:table-cell>
          <table:table-cell office:value-type="string">
            <text:p>all field</text:p>
          </table:table-cell>
          <table:table-cell/>
          <table:table-cell office:value-type="string">
            <text:p>1. check the alignment</text:p>
          </table:table-cell>
          <table:table-cell office:value-type="string">
            <text:p>1. label and field view correct alignment</text:p>
          </table:table-cell>
          <table:table-cell office:value-type="string">
            <text:p>label and field view correct alignment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table-cell office:value-type="string" table:number-columns-spanned="1" table:number-rows-spanned="2">
            <text:p>2. check the design</text:p>
          </table:table-cell>
          <table:table-cell office:value-type="string">
            <text:p>1. label and field view given design</text:p>
          </table:table-cell>
          <table:table-cell office:value-type="string">
            <text:p>label and field view given size, style, color, etc.,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1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label view given spell and case sensitivity</text:p>
          </table:table-cell>
          <table:table-cell office:value-type="string">
            <text:p>given spell and case sensitivity:</text:p>
            <text:p>“Country”</text:p>
            <text:p>“State”</text:p>
            <text:p>“District”</text:p>
            <text:p>“Taluk”</text:p>
            <text:p>“City”</text:p>
            <text:p>“Area”</text:p>
          </table:table-cell>
          <table:table-cell/>
          <table:table-cell office:value-type="string">
            <text:p>medium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office:value-type="string">
            <text:p>country</text:p>
          </table:table-cell>
          <table:table-cell/>
          <table:table-cell office:value-type="string" table:number-columns-spanned="1" table:number-rows-spanned="4">
            <text:p>3. check the validation “country” field</text:p>
          </table:table-cell>
          <table:table-cell office:value-type="string">
            <text:p>1. “country” field is drop down type</text:p>
          </table:table-cell>
          <table:table-cell office:value-type="string">
            <text:p>field is drop down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drop down options are view all country names</text:p>
          </table:table-cell>
          <table:table-cell office:value-type="string">
            <text:p>drop down options are view all country name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view default of given name</text:p>
          </table:table-cell>
          <table:table-cell office:value-type="string">
            <text:p>default of view: “India”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when your select country name,, selected country name bind this field</text:p>
          </table:table-cell>
          <table:table-cell office:value-type="string">
            <text:p>selected country name bind this field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office:value-type="string">
            <text:p>state</text:p>
          </table:table-cell>
          <table:table-cell/>
          <table:table-cell office:value-type="string" table:number-columns-spanned="1" table:number-rows-spanned="7">
            <text:p>4. check validation “state” field</text:p>
          </table:table-cell>
          <table:table-cell office:value-type="string">
            <text:p>1. “state” field is text box type</text:p>
          </table:table-cell>
          <table:table-cell office:value-type="string">
            <text:p>field is <text:s/>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llow alphabets</text:p>
          </table:table-cell>
          <table:table-cell office:value-type="string">
            <text:p>allow the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allow given special characters</text:p>
          </table:table-cell>
          <table:table-cell office:value-type="string">
            <text:p>given special characters allow:</text:p>
            <text:p>. , - ( ) &amp; 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not allow numeric</text:p>
          </table:table-cell>
          <table:table-cell office:value-type="string">
            <text:p>not allow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not allow only space option</text:p>
          </table:table-cell>
          <table:table-cell office:value-type="string">
            <text:p>not allow only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allow given length</text:p>
          </table:table-cell>
          <table:table-cell office:value-type="string">
            <text:p>given length allow:</text:p>
            <text:p>Exact and below 50 length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not allow only special characters</text:p>
          </table:table-cell>
          <table:table-cell office:value-type="string">
            <text:p>not allow only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office:value-type="string">
            <text:p>district</text:p>
          </table:table-cell>
          <table:table-cell/>
          <table:table-cell office:value-type="string" table:number-columns-spanned="1" table:number-rows-spanned="7">
            <text:p>5. check validation “district” field</text:p>
          </table:table-cell>
          <table:table-cell office:value-type="string">
            <text:p>1. “district” field is text box type</text:p>
          </table:table-cell>
          <table:table-cell office:value-type="string">
            <text:p>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llow alphabets</text:p>
          </table:table-cell>
          <table:table-cell office:value-type="string">
            <text:p>allow alphabets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not allow numeric</text:p>
          </table:table-cell>
          <table:table-cell office:value-type="string">
            <text:p>not allow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allow given special characters</text:p>
          </table:table-cell>
          <table:table-cell office:value-type="string">
            <text:p>given special characters allow</text:p>
            <text:p>- , . ( ) &amp;</text:p>
            <text:p>other wise not allow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not allow only space option</text:p>
          </table:table-cell>
          <table:table-cell office:value-type="string">
            <text:p>not allow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not allow only special characters</text:p>
          </table:table-cell>
          <table:table-cell office:value-type="string">
            <text:p>not allow only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given length</text:p>
          </table:table-cell>
          <table:table-cell office:value-type="string">
            <text:p>given length allow:</text:p>
            <text:p>Exact and below 50 length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office:value-type="string">
            <text:p>taluk</text:p>
          </table:table-cell>
          <table:table-cell/>
          <table:table-cell office:value-type="string" table:number-columns-spanned="1" table:number-rows-spanned="7">
            <text:p>6. check validation “Taluk” field</text:p>
          </table:table-cell>
          <table:table-cell office:value-type="string">
            <text:p>1. “district” field is text box type</text:p>
          </table:table-cell>
          <table:table-cell office:value-type="string">
            <text:p>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llow alphabets</text:p>
          </table:table-cell>
          <table:table-cell office:value-type="string">
            <text:p>allow alphabets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not allow numeric</text:p>
          </table:table-cell>
          <table:table-cell office:value-type="string">
            <text:p>not allow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allow given special characters</text:p>
          </table:table-cell>
          <table:table-cell office:value-type="string">
            <text:p>given special characters allow</text:p>
            <text:p>- , . ( ) &amp;</text:p>
            <text:p>other wise not allow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not allow only space option</text:p>
          </table:table-cell>
          <table:table-cell office:value-type="string">
            <text:p>not allow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not allow only special characters</text:p>
          </table:table-cell>
          <table:table-cell office:value-type="string">
            <text:p>not allow only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given length</text:p>
          </table:table-cell>
          <table:table-cell office:value-type="string">
            <text:p>given length allow:</text:p>
            <text:p>Exact and below 50 length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office:value-type="string">
            <text:p>city</text:p>
          </table:table-cell>
          <table:table-cell/>
          <table:table-cell office:value-type="string" table:number-columns-spanned="1" table:number-rows-spanned="7">
            <text:p>7. check validation “city” field</text:p>
          </table:table-cell>
          <table:table-cell office:value-type="string">
            <text:p>1. “district” field is text box type</text:p>
          </table:table-cell>
          <table:table-cell office:value-type="string">
            <text:p>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llow alphabets</text:p>
          </table:table-cell>
          <table:table-cell office:value-type="string">
            <text:p>allow alphabets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table:style-name="ce21" office:value-type="string">
            <text:p>3. this field is not allow numeric</text:p>
          </table:table-cell>
          <table:table-cell table:style-name="ce21" office:value-type="string">
            <text:p>not allow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allow given special characters</text:p>
          </table:table-cell>
          <table:table-cell office:value-type="string">
            <text:p>given special characters allow</text:p>
            <text:p>- , . ( ) &amp;</text:p>
            <text:p>other wise not allow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not allow only space option</text:p>
          </table:table-cell>
          <table:table-cell office:value-type="string">
            <text:p>not allow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not allow only special characters</text:p>
          </table:table-cell>
          <table:table-cell office:value-type="string">
            <text:p>not allow only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given length</text:p>
          </table:table-cell>
          <table:table-cell office:value-type="string">
            <text:p>given length allow:</text:p>
            <text:p>Exact and below 50 length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office:value-type="string">
            <text:p>area</text:p>
          </table:table-cell>
          <table:table-cell/>
          <table:table-cell office:value-type="string" table:number-columns-spanned="1" table:number-rows-spanned="7">
            <text:p>8. check validation “area” field</text:p>
          </table:table-cell>
          <table:table-cell office:value-type="string">
            <text:p>1. “district” field is text box type</text:p>
          </table:table-cell>
          <table:table-cell office:value-type="string">
            <text:p>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llow alphabets</text:p>
          </table:table-cell>
          <table:table-cell office:value-type="string">
            <text:p>allow alphabets 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table:style-name="ce24" office:value-type="string">
            <text:p>3. this field is <text:s/>allow numeric</text:p>
          </table:table-cell>
          <table:table-cell table:style-name="ce24" office:value-type="string">
            <text:p><text:s/>allow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allow given special characters</text:p>
          </table:table-cell>
          <table:table-cell office:value-type="string">
            <text:p>given special characters allow</text:p>
            <text:p>- , . ( ) &amp;</text:p>
            <text:p>other wise not allow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not allow only space option</text:p>
          </table:table-cell>
          <table:table-cell office:value-type="string">
            <text:p>not allow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not allow only special characters</text:p>
          </table:table-cell>
          <table:table-cell office:value-type="string">
            <text:p>not allow only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given length</text:p>
          </table:table-cell>
          <table:table-cell office:value-type="string">
            <text:p>given length allow:</text:p>
            <text:p>Exact and below 50 length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2">
          <table:table-cell table:style-name="ce12" table:number-columns-repeated="2"/>
          <table:table-cell table:style-name="ce14" office:value-type="float" office:value="19">
            <text:p>19</text:p>
          </table:table-cell>
          <table:table-cell table:style-name="ce7" office:value-type="string" table:number-columns-spanned="4" table:number-rows-spanned="1">
            <text:p>“PRODUCT <text:s/>ID, <text:s/>INVOICE <text:s/>NO., <text:s/>ROOM ID, <text:s/>LOAD <text:s/>ID” FIELD (like every id)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1">
          <table:table-cell table:number-columns-repeated="3"/>
          <table:table-cell office:value-type="string" table:number-columns-spanned="1" table:number-rows-spanned="8">
            <text:p>validation</text:p>
          </table:table-cell>
          <table:table-cell office:value-type="string">
            <text:p>product id, invoice no, room id, loan id</text:p>
          </table:table-cell>
          <table:table-cell/>
          <table:table-cell office:value-type="string" table:number-columns-spanned="1" table:number-rows-spanned="8">
            <text:p>1. check validation “product id” field</text:p>
          </table:table-cell>
          <table:table-cell office:value-type="string">
            <text:p>1. product id – this field is text box type</text:p>
          </table:table-cell>
          <table:table-cell office:value-type="string">
            <text:p>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s is enroll allow the alphabets only</text:p>
          </table:table-cell>
          <table:table-cell office:value-type="string">
            <text:p>Eg : abd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the numeric only</text:p>
          </table:table-cell>
          <table:table-cell office:value-type="string">
            <text:p>Eg : 0001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allow the alphabets with numeric</text:p>
          </table:table-cell>
          <table:table-cell office:value-type="string">
            <text:p>Eg : ABC 001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allow given special characters </text:p>
            <text:p>- _ ' “ . / \</text:p>
          </table:table-cell>
          <table:table-cell office:value-type="string">
            <text:p>Eg : abc-001, abc_001, abc/001, abc\001, abc.001, abc'001, abc”001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not allow the only space</text:p>
          </table:table-cell>
          <table:table-cell office:value-type="string">
            <text:p>not allow the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not allow only special characters</text:p>
          </table:table-cell>
          <table:table-cell office:value-type="string">
            <text:p>not allow only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8. this field is enroll allow given length</text:p>
          </table:table-cell>
          <table:table-cell office:value-type="string">
            <text:p>given length</text:p>
            <text:p>Exact and below 15 length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2">
          <table:table-cell table:style-name="ce12" table:number-columns-repeated="2"/>
          <table:table-cell table:style-name="ce14" office:value-type="float" office:value="20">
            <text:p>20</text:p>
          </table:table-cell>
          <table:table-cell table:style-name="ce7" office:value-type="string" table:number-columns-spanned="4" table:number-rows-spanned="1">
            <text:p>“PRODUCT <text:s/>NAME, <text:s/>PRODUCT <text:s/>CATEGORY, <text:s/>BRAND” <text:s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21">
            <text:p>validation</text:p>
          </table:table-cell>
          <table:table-cell office:value-type="string">
            <text:p><text:s/>product name</text:p>
          </table:table-cell>
          <table:table-cell/>
          <table:table-cell office:value-type="string" table:number-columns-spanned="1" table:number-rows-spanned="8">
            <text:p>1. check validation “product name” field</text:p>
          </table:table-cell>
          <table:table-cell office:value-type="string">
            <text:p>1. product name- this field is text box type</text:p>
          </table:table-cell>
          <table:table-cell office:value-type="string">
            <text:p>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only alphabets</text:p>
          </table:table-cell>
          <table:table-cell office:value-type="string">
            <text:p>Eg : Samsung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only numeric</text:p>
          </table:table-cell>
          <table:table-cell office:value-type="string">
            <text:p>Eg : 10000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allow alphabets with numeric</text:p>
          </table:table-cell>
          <table:table-cell office:value-type="string">
            <text:p>Eg : Samsung J2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allow given special characters</text:p>
            <text:p>' “ - . , &amp; ( ) </text:p>
          </table:table-cell>
          <table:table-cell office:value-type="string">
            <text:p>Eg : Nokia- 001, Nokia &amp; 001, Nokia (100), Nokia' 001, Nokia”001, Nokia. 001, Nokia, 001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not allow only space</text:p>
          </table:table-cell>
          <table:table-cell office:value-type="string">
            <text:p>not allow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not allow only special characters</text:p>
          </table:table-cell>
          <table:table-cell office:value-type="string">
            <text:p>not allow only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8. this field is enroll allow given length</text:p>
          </table:table-cell>
          <table:table-cell office:value-type="string">
            <text:p>given length</text:p>
            <text:p>Exact and below 45 length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office:value-type="string">
            <text:p>product category</text:p>
          </table:table-cell>
          <table:table-cell/>
          <table:table-cell office:value-type="string" table:number-columns-spanned="1" table:number-rows-spanned="7">
            <text:p>1. check validation “product category” field</text:p>
          </table:table-cell>
          <table:table-cell office:value-type="string">
            <text:p>1. product category- this field is text box type</text:p>
          </table:table-cell>
          <table:table-cell office:value-type="string">
            <text:p>field is <text:s/>text box type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alphabets</text:p>
          </table:table-cell>
          <table:table-cell office:value-type="string">
            <text:p>Eg : Mobile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not allow numeric</text:p>
          </table:table-cell>
          <table:table-cell office:value-type="string">
            <text:p>numeric not allow</text:p>
          </table:table-cell>
          <table:table-cell table:number-columns-repeated="1015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allow given special characters <text:s text:c="3"/>' “ - . , &amp; ( )</text:p>
          </table:table-cell>
          <table:table-cell office:value-type="string">
            <text:p>allow given special characters <text:s text:c="3"/>' “ - . , &amp; ( )</text:p>
            <text:p>Other wise not allow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not allow only space option</text:p>
          </table:table-cell>
          <table:table-cell office:value-type="string">
            <text:p>only space not allow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not allow only special characters</text:p>
          </table:table-cell>
          <table:table-cell office:value-type="string">
            <text:p>only special characters not allow</text:p>
          </table:table-cell>
          <table:table-cell table:number-columns-repeated="1015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allow given length</text:p>
          </table:table-cell>
          <table:table-cell office:value-type="string">
            <text:p>given length maximum 45 allow, other wise not allow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office:value-type="string">
            <text:p>brand name</text:p>
          </table:table-cell>
          <table:table-cell/>
          <table:table-cell office:value-type="string" table:number-columns-spanned="1" table:number-rows-spanned="6">
            <text:p>1. check validation “brand name” field</text:p>
          </table:table-cell>
          <table:table-cell office:value-type="string">
            <text:p>1. brand name- this field is text box type</text:p>
          </table:table-cell>
          <table:table-cell office:value-type="string">
            <text:p>field is text box type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enroll allow alphabets and numeric</text:p>
          </table:table-cell>
          <table:table-cell office:value-type="string">
            <text:p>Eg : AAA <text:s/>111</text:p>
          </table:table-cell>
          <table:table-cell table:number-columns-repeated="1015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given special characters</text:p>
          </table:table-cell>
          <table:table-cell office:value-type="string">
            <text:p>given special characters allow . , ( ) &amp; - </text:p>
            <text:p>Other wise not allow'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only space option</text:p>
          </table:table-cell>
          <table:table-cell office:value-type="string">
            <text:p>only space not allow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special characters</text:p>
          </table:table-cell>
          <table:table-cell office:value-type="string">
            <text:p>only special characters not allow</text:p>
          </table:table-cell>
          <table:table-cell table:number-columns-repeated="1015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allow given length</text:p>
          </table:table-cell>
          <table:table-cell office:value-type="string">
            <text:p>given length maximum 45 allow, other wise not allow</text:p>
          </table:table-cell>
          <table:table-cell table:number-columns-repeated="1015"/>
        </table:table-row>
        <table:table-row table:style-name="ro9">
          <table:table-cell table:style-name="ce12" table:number-columns-repeated="2"/>
          <table:table-cell table:style-name="ce14" office:value-type="float" office:value="21">
            <text:p>21</text:p>
          </table:table-cell>
          <table:table-cell table:style-name="ce7" office:value-type="string" table:number-columns-spanned="4" table:number-rows-spanned="1">
            <text:p>“BANK <text:s/>NAME” 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7">
            <text:p>validation</text:p>
          </table:table-cell>
          <table:table-cell office:value-type="string">
            <text:p>bank name</text:p>
          </table:table-cell>
          <table:table-cell/>
          <table:table-cell office:value-type="string" table:number-columns-spanned="1" table:number-rows-spanned="7">
            <text:p>1. check validation “bank name” field</text:p>
          </table:table-cell>
          <table:table-cell office:value-type="string">
            <text:p>1. bank name-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alphabets</text:p>
          </table:table-cell>
          <table:table-cell office:value-type="string">
            <text:p>Eg : ABCD <text:s/>Bank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numeric</text:p>
          </table:table-cell>
          <table:table-cell office:value-type="string">
            <text:p>Eg : XYZ 132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only space</text:p>
          </table:table-cell>
          <table:table-cell office:value-type="string">
            <text:p>not allow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allow given special characters</text:p>
            <text:p>. ; - &amp; ( )</text:p>
          </table:table-cell>
          <table:table-cell office:value-type="string">
            <text:p>Eg : Abc. Ab bank, Abc bank Ltd;, ABC – bank, Abc &amp; Abc bank, ABC (133) bank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not allow only special characters </text:p>
          </table:table-cell>
          <table:table-cell office:value-type="string">
            <text:p>not allow only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given length</text:p>
          </table:table-cell>
          <table:table-cell office:value-type="string">
            <text:p>given length</text:p>
            <text:p>Exact and below 65 length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4">
          <table:table-cell table:style-name="ce12" table:number-columns-repeated="2"/>
          <table:table-cell table:style-name="ce14" office:value-type="float" office:value="22">
            <text:p>22</text:p>
          </table:table-cell>
          <table:table-cell table:style-name="ce7" office:value-type="string" table:number-columns-spanned="4" table:number-rows-spanned="1">
            <text:p>“CHEQUE <text:s/>LEAF <text:s/>NUMBER” 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6">
            <text:p>validation</text:p>
          </table:table-cell>
          <table:table-cell office:value-type="string">
            <text:p>cheque leaf number</text:p>
          </table:table-cell>
          <table:table-cell/>
          <table:table-cell office:value-type="string" table:number-columns-spanned="1" table:number-rows-spanned="6">
            <text:p>1. check validation “cheque leaf number” field</text:p>
          </table:table-cell>
          <table:table-cell office:value-type="string">
            <text:p>1. cheque leaf number-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only numeric</text:p>
          </table:table-cell>
          <table:table-cell office:value-type="string">
            <text:p>Eg : 100001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not allow alphabets</text:p>
          </table:table-cell>
          <table:table-cell office:value-type="string">
            <text:p>not allow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special characters</text:p>
          </table:table-cell>
          <table:table-cell office:value-type="string">
            <text:p>not allow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space option</text:p>
          </table:table-cell>
          <table:table-cell office:value-type="string">
            <text:p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allow given length</text:p>
          </table:table-cell>
          <table:table-cell office:value-type="string">
            <text:p>given length</text:p>
            <text:p>Min 6 and max 8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23">
            <text:p>23</text:p>
          </table:table-cell>
          <table:table-cell table:style-name="ce7" office:value-type="string" table:number-columns-spanned="4" table:number-rows-spanned="1">
            <text:p>“ACCOUNT <text:s/>NUMBER” 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6">
            <text:p>validation</text:p>
          </table:table-cell>
          <table:table-cell office:value-type="string">
            <text:p>account number</text:p>
          </table:table-cell>
          <table:table-cell/>
          <table:table-cell office:value-type="string" table:number-columns-spanned="1" table:number-rows-spanned="6">
            <text:p>1. check validation “account number” field</text:p>
          </table:table-cell>
          <table:table-cell office:value-type="string">
            <text:p>1. account number-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only numeric </text:p>
          </table:table-cell>
          <table:table-cell office:value-type="string">
            <text:p>Eg : 16547891235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not allow alphabets</text:p>
          </table:table-cell>
          <table:table-cell office:value-type="string">
            <text:p><text:s/>not allow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special characters</text:p>
          </table:table-cell>
          <table:table-cell office:value-type="string">
            <text:p>not allow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space option</text:p>
          </table:table-cell>
          <table:table-cell office:value-type="string">
            <text:p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allow given length</text:p>
          </table:table-cell>
          <table:table-cell office:value-type="string">
            <text:p>given length </text:p>
            <text:p>Min 6 length and max 23 length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24">
            <text:p>24</text:p>
          </table:table-cell>
          <table:table-cell table:style-name="ce7" office:value-type="string" table:number-columns-spanned="4" table:number-rows-spanned="1">
            <text:p>“TIN <text:s/>NUMBER” 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6">
            <text:p>validation</text:p>
          </table:table-cell>
          <table:table-cell office:value-type="string">
            <text:p>TIN number</text:p>
          </table:table-cell>
          <table:table-cell/>
          <table:table-cell office:value-type="string" table:number-columns-spanned="1" table:number-rows-spanned="6">
            <text:p>1. check validation “TIN number” field</text:p>
          </table:table-cell>
          <table:table-cell office:value-type="string">
            <text:p>1. TIN number-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only numeric</text:p>
          </table:table-cell>
          <table:table-cell office:value-type="string">
            <text:p>Eg : 123456789012345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not allow alphabets</text:p>
          </table:table-cell>
          <table:table-cell office:value-type="string">
            <text:p>not allow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not allow special characters</text:p>
          </table:table-cell>
          <table:table-cell office:value-type="string">
            <text:p>not allow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not allow space option</text:p>
          </table:table-cell>
          <table:table-cell office:value-type="string">
            <text:p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allow given length</text:p>
          </table:table-cell>
          <table:table-cell office:value-type="string">
            <text:p>given length</text:p>
            <text:p>Exact 15 digits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25">
            <text:p>25</text:p>
          </table:table-cell>
          <table:table-cell table:style-name="ce7" office:value-type="string" table:number-columns-spanned="4" table:number-rows-spanned="1">
            <text:p>“TAN, <text:s/>PAN, <text:s/>CST <text:s/>NUMBER” 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7">
            <text:p>validation</text:p>
          </table:table-cell>
          <table:table-cell office:value-type="string">
            <text:p>TAN, PAN, CST <text:s/>number</text:p>
          </table:table-cell>
          <table:table-cell/>
          <table:table-cell office:value-type="string" table:number-columns-spanned="1" table:number-rows-spanned="7">
            <text:p>1. check validation field</text:p>
          </table:table-cell>
          <table:table-cell office:value-type="string">
            <text:p>1.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alphabets with numeric</text:p>
          </table:table-cell>
          <table:table-cell office:value-type="string">
            <text:p>Eg : <text:s/>ABC0001115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not allow only alphabets</text:p>
          </table:table-cell>
          <table:table-cell office:value-type="string">
            <text:p>not allow only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only numeric</text:p>
          </table:table-cell>
          <table:table-cell office:value-type="string">
            <text:p>not allow only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special characters</text:p>
          </table:table-cell>
          <table:table-cell office:value-type="string">
            <text:p>not allow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not allow space </text:p>
          </table:table-cell>
          <table:table-cell office:value-type="string">
            <text:p><text:s/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given length</text:p>
          </table:table-cell>
          <table:table-cell office:value-type="string">
            <text:p>given length</text:p>
            <text:p>Exact 13 digits allow..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26">
            <text:p>26</text:p>
          </table:table-cell>
          <table:table-cell table:style-name="ce7" office:value-type="string" table:number-columns-spanned="4" table:number-rows-spanned="1">
            <text:p>“PINCODE” <text:s text:c="2"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6">
            <text:p>validation</text:p>
          </table:table-cell>
          <table:table-cell office:value-type="string">
            <text:p>Pin code </text:p>
          </table:table-cell>
          <table:table-cell/>
          <table:table-cell office:value-type="string" table:number-columns-spanned="1" table:number-rows-spanned="6">
            <text:p>1. check validation “pin code” field</text:p>
          </table:table-cell>
          <table:table-cell office:value-type="string">
            <text:p>1. pin code- this field is text box type</text:p>
          </table:table-cell>
          <table:table-cell office:value-type="string">
            <text:p><text:s/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only numeric</text:p>
          </table:table-cell>
          <table:table-cell office:value-type="string">
            <text:p>Eg : 608001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not allow alphabets</text:p>
          </table:table-cell>
          <table:table-cell office:value-type="string">
            <text:p>not allow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special characters</text:p>
          </table:table-cell>
          <table:table-cell office:value-type="string">
            <text:p>not allow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space option</text:p>
          </table:table-cell>
          <table:table-cell office:value-type="string">
            <text:p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allow given length</text:p>
          </table:table-cell>
          <table:table-cell office:value-type="string">
            <text:p>given length</text:p>
            <text:p>Exact 6 digits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27">
            <text:p>27</text:p>
          </table:table-cell>
          <table:table-cell table:style-name="ce7" office:value-type="string" table:number-columns-spanned="4" table:number-rows-spanned="1">
            <text:p>“AGE” <text:s text:c="4"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7">
            <text:p>validation</text:p>
          </table:table-cell>
          <table:table-cell office:value-type="string">
            <text:p>age</text:p>
          </table:table-cell>
          <table:table-cell/>
          <table:table-cell office:value-type="string" table:number-columns-spanned="1" table:number-rows-spanned="7">
            <text:p>1. check validation “age” field</text:p>
          </table:table-cell>
          <table:table-cell office:value-type="string">
            <text:p>1. age-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only numeric</text:p>
          </table:table-cell>
          <table:table-cell office:value-type="string">
            <text:p>Eg : 99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not allow alphabets</text:p>
          </table:table-cell>
          <table:table-cell office:value-type="string">
            <text:p>not allow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special characters</text:p>
          </table:table-cell>
          <table:table-cell office:value-type="string">
            <text:p>not allow 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space option</text:p>
          </table:table-cell>
          <table:table-cell office:value-type="string">
            <text:p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allow given length</text:p>
          </table:table-cell>
          <table:table-cell office:value-type="string">
            <text:p>given length</text:p>
            <text:p>Exact and below 3 digits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allow valid age format</text:p>
          </table:table-cell>
          <table:table-cell office:value-type="string">
            <text:p>age format:</text:p>
            <text:p>To 100 allow,, above 100 is not allow (101, 102, etc.,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28">
            <text:p>28</text:p>
          </table:table-cell>
          <table:table-cell table:style-name="ce7" office:value-type="string" table:number-columns-spanned="4" table:number-rows-spanned="1">
            <text:p>“BLOOD <text:s/>GROUP” <text:s text:c="4"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7">
            <text:p>validation</text:p>
          </table:table-cell>
          <table:table-cell office:value-type="string">
            <text:p>blood group</text:p>
          </table:table-cell>
          <table:table-cell/>
          <table:table-cell office:value-type="string" table:number-columns-spanned="1" table:number-rows-spanned="7">
            <text:p>1. check validation “blood group” field</text:p>
          </table:table-cell>
          <table:table-cell office:value-type="string">
            <text:p>1. blood group-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alphabets</text:p>
          </table:table-cell>
          <table:table-cell office:value-type="string">
            <text:p>Eg : AB+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alphabets with numeric</text:p>
          </table:table-cell>
          <table:table-cell office:value-type="string">
            <text:p>Eg : A1B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allow given special characters</text:p>
            <text:p>(+ <text:s/>-)</text:p>
          </table:table-cell>
          <table:table-cell office:value-type="string">
            <text:p>Eg : B+, B-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space option</text:p>
          </table:table-cell>
          <table:table-cell office:value-type="string">
            <text:p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not allow only numeric</text:p>
          </table:table-cell>
          <table:table-cell office:value-type="string">
            <text:p>not allow only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enroll allow given length</text:p>
          </table:table-cell>
          <table:table-cell office:value-type="string">
            <text:p>given length</text:p>
            <text:p>Exact and below 4 digits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29">
            <text:p>29</text:p>
          </table:table-cell>
          <table:table-cell table:style-name="ce7" office:value-type="string" table:number-columns-spanned="4" table:number-rows-spanned="1">
            <text:p>“QUALIFICATION” <text:s text:c="4"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6">
            <text:p>validation</text:p>
          </table:table-cell>
          <table:table-cell office:value-type="string">
            <text:p>qualification</text:p>
          </table:table-cell>
          <table:table-cell/>
          <table:table-cell office:value-type="string" table:number-columns-spanned="1" table:number-rows-spanned="6">
            <text:p>1. check validation “qualification”field</text:p>
          </table:table-cell>
          <table:table-cell office:value-type="string">
            <text:p>1. qualification –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alphabets</text:p>
          </table:table-cell>
          <table:table-cell office:value-type="string">
            <text:p>Eg : B.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numeric</text:p>
          </table:table-cell>
          <table:table-cell office:value-type="string">
            <text:p>Eg : 12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allow given special characters</text:p>
            <text:p><text:s/>( ) , . ' &amp; - </text:p>
          </table:table-cell>
          <table:table-cell office:value-type="string">
            <text:p>Eg : B.E, M.E(cse), M.B.B.S,Phd, <text:s/>BE'cse, <text:s/>BE&amp; CSE, <text:s/>BE- EEE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only space option</text:p>
          </table:table-cell>
          <table:table-cell office:value-type="string">
            <text:p>not allow only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allow given length</text:p>
          </table:table-cell>
          <table:table-cell office:value-type="string">
            <text:p>given length</text:p>
            <text:p>Exact and below 30 length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30">
            <text:p>30</text:p>
          </table:table-cell>
          <table:table-cell table:style-name="ce7" office:value-type="string" table:number-columns-spanned="4" table:number-rows-spanned="1">
            <text:p>“DESIGNATION” <text:s text:c="4"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6">
            <text:p>validation</text:p>
          </table:table-cell>
          <table:table-cell office:value-type="string">
            <text:p>designation</text:p>
          </table:table-cell>
          <table:table-cell/>
          <table:table-cell office:value-type="string" table:number-columns-spanned="1" table:number-rows-spanned="6">
            <text:p>1. check validation “designation” field</text:p>
          </table:table-cell>
          <table:table-cell office:value-type="string">
            <text:p>1. designation-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llow alphabets</text:p>
          </table:table-cell>
          <table:table-cell office:value-type="string">
            <text:p>Eg : Manager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numeric</text:p>
          </table:table-cell>
          <table:table-cell office:value-type="string">
            <text:p>Eg : Manager 123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allow given special characters</text:p>
            <text:p>( ) , . / &amp; </text:p>
          </table:table-cell>
          <table:table-cell office:value-type="string">
            <text:p>Eg : manager (abc), manager a,b , A.B manager, manager/abc, abc&amp;manager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only space option</text:p>
          </table:table-cell>
          <table:table-cell office:value-type="string">
            <text:p>not allow only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allow given length</text:p>
          </table:table-cell>
          <table:table-cell office:value-type="string">
            <text:p>given length</text:p>
            <text:p>Exact and below 35 length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31">
            <text:p>31</text:p>
          </table:table-cell>
          <table:table-cell table:style-name="ce7" office:value-type="string" table:number-columns-spanned="4" table:number-rows-spanned="1">
            <text:p>“RELIGION” <text:s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6">
            <text:p>validation</text:p>
          </table:table-cell>
          <table:table-cell office:value-type="string">
            <text:p>religion </text:p>
          </table:table-cell>
          <table:table-cell/>
          <table:table-cell office:value-type="string" table:number-columns-spanned="1" table:number-rows-spanned="6">
            <text:p>1. check validation “religion” field</text:p>
          </table:table-cell>
          <table:table-cell office:value-type="string">
            <text:p>1. religion –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alphabets</text:p>
          </table:table-cell>
          <table:table-cell office:value-type="string">
            <text:p>allow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given special characters</text:p>
          </table:table-cell>
          <table:table-cell office:value-type="string">
            <text:p>given special character allow</text:p>
            <text:p>abc&amp;abc, abc'abc, <text:s/>abc-abc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numeric</text:p>
          </table:table-cell>
          <table:table-cell office:value-type="string">
            <text:p>not allow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only space option</text:p>
          </table:table-cell>
          <table:table-cell office:value-type="string">
            <text:p>not allow only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allow given length</text:p>
          </table:table-cell>
          <table:table-cell office:value-type="string">
            <text:p>given length</text:p>
            <text:p>Exact and below 40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32">
            <text:p>32</text:p>
          </table:table-cell>
          <table:table-cell table:style-name="ce7" office:value-type="string" table:number-columns-spanned="4" table:number-rows-spanned="1">
            <text:p>“NATIONALITY, <text:s/>CASTE, <text:s/>COMMUNITY” <text:s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1">
          <table:table-cell table:number-columns-repeated="3"/>
          <table:table-cell office:value-type="string" table:number-columns-spanned="1" table:number-rows-spanned="6">
            <text:p>validation</text:p>
          </table:table-cell>
          <table:table-cell office:value-type="string">
            <text:p>nationality, caste, community</text:p>
          </table:table-cell>
          <table:table-cell/>
          <table:table-cell office:value-type="string" table:number-columns-spanned="1" table:number-rows-spanned="6">
            <text:p>1. check validation field</text:p>
          </table:table-cell>
          <table:table-cell office:value-type="string">
            <text:p>1. this field is text box type</text:p>
          </table:table-cell>
          <table:table-cell office:value-type="string">
            <text:p>this 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enroll allow alphabets</text:p>
          </table:table-cell>
          <table:table-cell office:value-type="string">
            <text:p>allow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enroll allow given special characters</text:p>
          </table:table-cell>
          <table:table-cell office:value-type="string">
            <text:p>given special character allow:</text:p>
            <text:p>Eg : abc/abc, <text:s/>abc(abc), abc,abc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enroll not allow only space</text:p>
          </table:table-cell>
          <table:table-cell office:value-type="string">
            <text:p>not allow only spac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enroll not allow numeric</text:p>
          </table:table-cell>
          <table:table-cell office:value-type="string">
            <text:p><text:s/>not allow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is enroll allow given length</text:p>
          </table:table-cell>
          <table:table-cell office:value-type="string">
            <text:p>given length</text:p>
            <text:p>Exact and below 40 allow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33">
            <text:p>33</text:p>
          </table:table-cell>
          <table:table-cell table:style-name="ce7" office:value-type="string" table:number-columns-spanned="4" table:number-rows-spanned="1">
            <text:p>“NOTE, <text:s/>DESCRIPTION, <text:s/>REMARKS, <text:s/>REASON” <text:s text:c="2"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1">
          <table:table-cell table:number-columns-repeated="3"/>
          <table:table-cell office:value-type="string" table:number-columns-spanned="1" table:number-rows-spanned="5">
            <text:p>validation</text:p>
          </table:table-cell>
          <table:table-cell office:value-type="string">
            <text:p>note, description, remarks, reason</text:p>
          </table:table-cell>
          <table:table-cell/>
          <table:table-cell office:value-type="string" table:number-columns-spanned="1" table:number-rows-spanned="5">
            <text:p>1. check validation of field</text:p>
          </table:table-cell>
          <table:table-cell office:value-type="string">
            <text:p>1. - this field is text area type</text:p>
          </table:table-cell>
          <table:table-cell office:value-type="string">
            <text:p><text:s/>this field is text area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enroll allow all characters</text:p>
          </table:table-cell>
          <table:table-cell office:value-type="string">
            <text:p>allow alphabets , numeric and all <text:s/>special character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enroll not allow only space</text:p>
          </table:table-cell>
          <table:table-cell office:value-type="string">
            <text:p>not allow only space (no need non-mandatory field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enroll not allow only enter option</text:p>
          </table:table-cell>
          <table:table-cell office:value-type="string">
            <text:p>not allow only enter option (no need non-mandatory field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allow given length</text:p>
          </table:table-cell>
          <table:table-cell office:value-type="string">
            <text:p>given length</text:p>
            <text:p>Exact and below 300 allow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9">
          <table:table-cell table:style-name="ce12" table:number-columns-repeated="2"/>
          <table:table-cell table:style-name="ce14" office:value-type="float" office:value="34">
            <text:p>34</text:p>
          </table:table-cell>
          <table:table-cell table:style-name="ce7" office:value-type="string" table:number-columns-spanned="4" table:number-rows-spanned="1">
            <text:p>“DOCUMENT, <text:s text:c="2"/>CERTIFICATE” <text:s text:c="6"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3">
          <table:table-cell table:number-columns-repeated="3"/>
          <table:table-cell office:value-type="string" table:number-columns-spanned="1" table:number-rows-spanned="3">
            <text:p>validation</text:p>
          </table:table-cell>
          <table:table-cell office:value-type="string">
            <text:p>document, certificate</text:p>
          </table:table-cell>
          <table:table-cell/>
          <table:table-cell office:value-type="string" table:number-columns-spanned="1" table:number-rows-spanned="3">
            <text:p>1. check validation of field</text:p>
          </table:table-cell>
          <table:table-cell office:value-type="string">
            <text:p>1. this field is browse button type</text:p>
          </table:table-cell>
          <table:table-cell office:value-type="string">
            <text:p>this field is browse butt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upload allow given support file</text:p>
          </table:table-cell>
          <table:table-cell office:value-type="string">
            <text:p>given support file</text:p>
            <text:p>Images, txt, pdf, word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table:style-name="ce21" office:value-type="string">
            <text:p>3. this field is upload allow given file size</text:p>
          </table:table-cell>
          <table:table-cell table:style-name="ce21" office:value-type="string">
            <text:p>given file size</text:p>
            <text:p>Min 30kb <text:s/>and <text:s/>max <text:s/>1mb,,,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6">
          <table:table-cell table:style-name="ce12" table:number-columns-repeated="2"/>
          <table:table-cell table:style-name="ce14" office:value-type="float" office:value="35">
            <text:p>35</text:p>
          </table:table-cell>
          <table:table-cell table:style-name="ce7" office:value-type="string" table:number-columns-spanned="4" table:number-rows-spanned="1">
            <text:p>“AMOUNT” <text:s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8">
            <text:p>validation</text:p>
          </table:table-cell>
          <table:table-cell office:value-type="string">
            <text:p>amount</text:p>
          </table:table-cell>
          <table:table-cell/>
          <table:table-cell office:value-type="string" table:number-columns-spanned="1" table:number-rows-spanned="8">
            <text:p>1. check validation of “amount”</text:p>
          </table:table-cell>
          <table:table-cell office:value-type="string">
            <text:p>1. amount- this field is text box type</text:p>
          </table:table-cell>
          <table:table-cell office:value-type="string">
            <text:p>field is 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llow only numeric</text:p>
          </table:table-cell>
          <table:table-cell office:value-type="string">
            <text:p>allow only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allow given special characters</text:p>
          </table:table-cell>
          <table:table-cell office:value-type="string">
            <text:p>only full stop allow (eg: 123.50)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not allow alphabets</text:p>
          </table:table-cell>
          <table:table-cell office:value-type="string">
            <text:p>not allow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not allow space option</text:p>
          </table:table-cell>
          <table:table-cell office:value-type="string">
            <text:p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allow given length</text:p>
          </table:table-cell>
          <table:table-cell office:value-type="string">
            <text:p>allow exact and below 9 digits</text:p>
            <text:p>(eg: 123456879)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allow after point is 3 digits</text:p>
          </table:table-cell>
          <table:table-cell office:value-type="string">
            <text:p>allow after point exact and below 3 digits</text:p>
            <text:p>(eg: 500.453)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table:style-name="ce25" office:value-type="string">
            <text:p>8. this field is enroll not allow the more than 1 full stop</text:p>
          </table:table-cell>
          <table:table-cell table:style-name="ce25" office:value-type="string">
            <text:p>enroll not allow the more than 1 full stop</text:p>
            <text:p>(eg : 123.12.241)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6">
          <table:table-cell table:style-name="ce12" table:number-columns-repeated="2"/>
          <table:table-cell table:style-name="ce14" office:value-type="float" office:value="36">
            <text:p>36</text:p>
          </table:table-cell>
          <table:table-cell table:style-name="ce7" office:value-type="string" table:number-columns-spanned="4" table:number-rows-spanned="1">
            <text:p>QUANTITY <text:s/>(QTY)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7">
            <text:p>validation</text:p>
          </table:table-cell>
          <table:table-cell office:value-type="string">
            <text:p>Qty</text:p>
          </table:table-cell>
          <table:table-cell/>
          <table:table-cell office:value-type="string" table:number-columns-spanned="1" table:number-rows-spanned="7">
            <text:p>1. check validation of “qty”</text:p>
          </table:table-cell>
          <table:table-cell office:value-type="string">
            <text:p>1. qty- this field is text box type</text:p>
          </table:table-cell>
          <table:table-cell office:value-type="string">
            <text:p>field is <text:s/>text box type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llow only numeric</text:p>
          </table:table-cell>
          <table:table-cell office:value-type="string">
            <text:p>allow only numeric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allow given special characters</text:p>
          </table:table-cell>
          <table:table-cell office:value-type="string">
            <text:p>only full stop allow (eg: 123.50)</text:p>
            <text:p>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not allow alphabets</text:p>
          </table:table-cell>
          <table:table-cell office:value-type="string">
            <text:p>not allow alphabets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not allow space option</text:p>
          </table:table-cell>
          <table:table-cell office:value-type="string">
            <text:p>not allow space option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allow given length</text:p>
          </table:table-cell>
          <table:table-cell office:value-type="string">
            <text:p>allow exact and below 9 digits</text:p>
            <text:p>(eg: 123456879)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7. this field is allow after point is 3 digits</text:p>
          </table:table-cell>
          <table:table-cell office:value-type="string">
            <text:p>allow after point exact and below 3 digits</text:p>
            <text:p>(eg: 500.453),, other wise not accept</text:p>
          </table:table-cell>
          <table:table-cell/>
          <table:table-cell office:value-type="string">
            <text:p>high</text:p>
          </table:table-cell>
          <table:table-cell table:number-columns-repeated="1013"/>
        </table:table-row>
        <table:table-row table:style-name="ro16">
          <table:table-cell table:style-name="ce12" table:number-columns-repeated="2"/>
          <table:table-cell table:style-name="ce14" office:value-type="float" office:value="37">
            <text:p>37</text:p>
          </table:table-cell>
          <table:table-cell table:style-name="ce7" office:value-type="string" table:number-columns-spanned="4" table:number-rows-spanned="1">
            <text:p>RTGS/NEFT <text:s/>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16">
          <table:table-cell table:style-name="ce12" table:number-columns-repeated="2"/>
          <table:table-cell table:style-name="ce14" office:value-type="float" office:value="38">
            <text:p>38</text:p>
          </table:table-cell>
          <table:table-cell table:style-name="ce7" office:value-type="string" table:number-columns-spanned="4" table:number-rows-spanned="1">
            <text:p>SIZE / UNIT <text:s text:c="3"/>field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6">
            <text:p>validation</text:p>
          </table:table-cell>
          <table:table-cell office:value-type="string">
            <text:p>unit</text:p>
          </table:table-cell>
          <table:table-cell/>
          <table:table-cell office:value-type="string" table:number-columns-spanned="1" table:number-rows-spanned="6">
            <text:p>1. check validation “unit” field</text:p>
          </table:table-cell>
          <table:table-cell office:value-type="string">
            <text:p>1. unit- this field is text box type</text:p>
          </table:table-cell>
          <table:table-cell office:value-type="string">
            <text:p>field is text box type</text:p>
          </table:table-cell>
          <table:table-cell table:number-columns-repeated="1015"/>
        </table:table-row>
        <table:table-row table:style-name="ro17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llow only numeric and alpha numeric </text:p>
          </table:table-cell>
          <table:table-cell office:value-type="string">
            <text:p>Eg : 1000</text:p>
            <text:p>And <text:s text:c="2"/>10kg, 10lt, 10mg, 10ml, etc.,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is not allow only alphabets</text:p>
          </table:table-cell>
          <table:table-cell office:value-type="string">
            <text:p>only alphabets not allow</text:p>
          </table:table-cell>
          <table:table-cell table:number-columns-repeated="1015"/>
        </table:table-row>
        <table:table-row table:style-name="ro1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allow given special characters</text:p>
          </table:table-cell>
          <table:table-cell office:value-type="string">
            <text:p>only full stop allow (eg: 10.5 <text:s text:c="2"/>or <text:s/>50.45lt, etc)</text:p>
            <text:p>Other wise not accept,, and repeated special char not allow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is not allow space option</text:p>
          </table:table-cell>
          <table:table-cell office:value-type="string">
            <text:p>space not allow</text:p>
          </table:table-cell>
          <table:table-cell table:number-columns-repeated="1015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6. this field allow given length</text:p>
          </table:table-cell>
          <table:table-cell office:value-type="string">
            <text:p>given length maximum 20 allow... other wise not allow</text:p>
          </table:table-cell>
          <table:table-cell table:number-columns-repeated="1015"/>
        </table:table-row>
        <table:table-row table:style-name="ro16">
          <table:table-cell table:style-name="ce12" table:number-columns-repeated="2"/>
          <table:table-cell table:style-name="ce14" office:value-type="float" office:value="39">
            <text:p>39</text:p>
          </table:table-cell>
          <table:table-cell table:style-name="ce7" office:value-type="string" table:number-columns-spanned="4" table:number-rows-spanned="1">
            <text:p>COMPANY <text:s/>NAME </text:p>
          </table:table-cell>
          <table:covered-table-cell table:style-name="ce17"/>
          <table:covered-table-cell/>
          <table:covered-table-cell table:style-name="ce19"/>
          <table:table-cell table:style-name="ce12" table:number-columns-repeated="1017"/>
        </table:table-row>
        <table:table-row table:style-name="ro5">
          <table:table-cell table:number-columns-repeated="3"/>
          <table:table-cell office:value-type="string" table:number-columns-spanned="1" table:number-rows-spanned="5">
            <text:p>validation</text:p>
          </table:table-cell>
          <table:table-cell office:value-type="string">
            <text:p>company name</text:p>
          </table:table-cell>
          <table:table-cell/>
          <table:table-cell office:value-type="string" table:number-columns-spanned="1" table:number-rows-spanned="5">
            <text:p>1. check validation “company name” field</text:p>
          </table:table-cell>
          <table:table-cell office:value-type="string">
            <text:p>1. company name- this field is text box type</text:p>
          </table:table-cell>
          <table:table-cell office:value-type="string">
            <text:p>field is <text:s/>text box type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2. this field is allow alphabets and numeric</text:p>
          </table:table-cell>
          <table:table-cell office:value-type="string">
            <text:p>Eg : <text:s/>World 1 tech, etc.,</text:p>
          </table:table-cell>
          <table:table-cell table:number-columns-repeated="1015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3. this field enroll allow given special characters</text:p>
          </table:table-cell>
          <table:table-cell office:value-type="string">
            <text:p>given special characters allow <text:s/>. , ( ) &amp; - _ </text:p>
            <text:p>Other wise not allow</text:p>
          </table:table-cell>
          <table:table-cell table:number-columns-repeated="1015"/>
        </table:table-row>
        <table:table-row table:style-name="ro5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4. this field is not allow only space option</text:p>
          </table:table-cell>
          <table:table-cell office:value-type="string">
            <text:p>only space not allow</text:p>
          </table:table-cell>
          <table:table-cell table:number-columns-repeated="1015"/>
        </table:table-row>
        <table:table-row table:style-name="ro3">
          <table:table-cell table:number-columns-repeated="3"/>
          <table:covered-table-cell/>
          <table:table-cell table:number-columns-repeated="2"/>
          <table:covered-table-cell/>
          <table:table-cell office:value-type="string">
            <text:p>5. this field allow given length</text:p>
          </table:table-cell>
          <table:table-cell office:value-type="string">
            <text:p>given length maximum 70 allow,, other wise not allow</text:p>
          </table:table-cell>
          <table:table-cell table:number-columns-repeated="1015"/>
        </table:table-row>
        <table:table-row table:style-name="ro7" table:number-rows-repeated="1048172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currency-style style:name="N125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5P0"/>
    </number:currency-style>
    <number:number-style style:name="N127P0" style:volatile="true">
      <number:text>HK$</number:text>
      <number:number number:decimal-places="0" number:min-integer-digits="1" number:grouping="true"/>
      <number:text> </number:text>
    </number:number-style>
    <number:number-style style:name="N127">
      <number:text>(HK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HK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HK$</number:text>
      <number:number number:decimal-places="2" number:min-integer-digits="1" number:grouping="true"/>
      <number:text> </number:text>
    </number:number-style>
    <number:number-style style:name="N130">
      <number:text>(HK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HK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US$</number:text>
      <number:number number:decimal-places="0" number:min-integer-digits="1" number:grouping="true"/>
      <number:text> </number:text>
    </number:number-style>
    <number:number-style style:name="N133">
      <number:text>(US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US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US$</number:text>
      <number:number number:decimal-places="2" number:min-integer-digits="1" number:grouping="true"/>
      <number:text> </number:text>
    </number:number-style>
    <number:number-style style:name="N136">
      <number:text>(US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US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HK$</number:text>
      <number:number number:decimal-places="0" number:min-integer-digits="1" number:grouping="true"/>
      <number:text> </number:text>
    </number:number-style>
    <number:number-style style:name="N145P1" style:volatile="true">
      <number:text> HK$(</number:text>
      <number:number number:decimal-places="0" number:min-integer-digits="1" number:grouping="true"/>
      <number:text>)</number:text>
    </number:number-style>
    <number:number-style style:name="N145P2" style:volatile="true">
      <number:text> HK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HK$</number:text>
      <number:number number:decimal-places="2" number:min-integer-digits="1" number:grouping="true"/>
      <number:text> </number:text>
    </number:number-style>
    <number:number-style style:name="N153P1" style:volatile="true">
      <number:text> HK$(</number:text>
      <number:number number:decimal-places="2" number:min-integer-digits="1" number:grouping="true"/>
      <number:text>)</number:text>
    </number:number-style>
    <number:number-style style:name="N153P2" style:volatile="true">
      <number:text> HK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$</number:text>
      <number:number number:decimal-places="0" number:min-integer-digits="1" number:grouping="true"/>
    </number:number-style>
    <number:number-style style:name="N155">
      <number:text>-$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style:text-properties fo:color="#ff0000"/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-$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style:text-properties fo:color="#ff0000"/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$</number:text>
      <number:number number:decimal-places="0" number:min-integer-digits="1" number:grouping="true"/>
      <number:text> </number:text>
    </number:number-style>
    <number:number-style style:name="N163P1" style:volatile="true">
      <number:text>-$</number:text>
      <number:number number:decimal-places="0" number:min-integer-digits="1" number:grouping="true"/>
      <number:text> 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-$</number:text>
      <number:number number:decimal-places="2" number:min-integer-digits="1" number:grouping="true"/>
      <number:text> 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On</number:text>
    </number:number-style>
    <number:number-style style:name="N177P1" style:volatile="true">
      <number:text>On</number:text>
    </number:number-style>
    <number:number-style style:name="N177">
      <number:text>Off</number:text>
      <style:map style:condition="value()&gt;0" style:apply-style-name="N177P0"/>
      <style:map style:condition="value()&lt;0" style:apply-style-name="N177P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12/20/2018</text:date>, <text:time>11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2-24T10:46:41.15</meta:creation-date>
    <dc:date>2018-12-20T11:22:51.94</dc:date>
    <meta:editing-duration>P1DT16H28M21S</meta:editing-duration>
    <meta:editing-cycles>942</meta:editing-cycles>
    <meta:generator>OpenOffice.org/3.3$Win32 OpenOffice.org_project/330m20$Build-9567</meta:generator>
    <meta:document-statistic meta:table-count="2" meta:cell-count="1452" meta:object-count="0"/>
  </office:meta>
</office:document-meta>
</file>